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67mm"/>
    </style:style>
    <style:style style:name="co3" style:family="table-column">
      <style:table-column-properties fo:break-before="auto" style:column-width="27.7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12.4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justify"/>
      <style:text-properties style:use-window-font-color="true" style:text-outline="false" style:text-line-through-style="none" style:text-line-through-type="none" fo:font-size="12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justify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justify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justify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Arkusz1" table:style-name="ta1">
        <table:shapes>
          <draw:frame draw:z-index="0" draw:style-name="gr1" draw:text-style-name="P1" svg:width="180.3mm" svg:height="88.26mm" svg:x="350.7mm" svg:y="0mm">
            <loext:p draw:notify-on-update-of-ranges="Arkusz1.E20:Arkusz1.E26 Arkusz1.F19:Arkusz1.F19 Arkusz1.G20:Arkusz1.G26 Arkusz1.E9:Arkusz1.E13 Arkusz1.G19:Arkusz1.G19 Arkusz1.F9:Arkusz1.F1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7.22mm" svg:height="89.06mm" svg:x="712.6mm" svg:y="0mm">
            <loext:p draw:notify-on-update-of-ranges="Arkusz1.J19:Arkusz1.J19 Arkusz1.K20:Arkusz1.K29 Arkusz1.E20:Arkusz1.E29 Arkusz1.G6:Arkusz1.G6 Arkusz1.G9:Arkusz1.G15 Arkusz1.E9:Arkusz1.E1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7.75mm" svg:height="89.33mm" svg:x="531.81mm" svg:y="0mm">
            <loext:p draw:notify-on-update-of-ranges="Arkusz1.F19:Arkusz1.F19 Arkusz1.I20:Arkusz1.I29 Arkusz1.E20:Arkusz1.E29 Arkusz1.J19:Arkusz1.J19 Arkusz1.M20:Arkusz1.M29 Arkusz1.E20:Arkusz1.E29 Arkusz1.E9:Arkusz1.E15 Arkusz1.I6:Arkusz1.I6 Arkusz1.I9:Arkusz1.I15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79.96mm" svg:height="88.8mm" svg:x="352.64mm" svg:y="95.98mm">
            <loext:p draw:notify-on-update-of-ranges="Arkusz1.E20:Arkusz1.E26 Arkusz1.F19:Arkusz1.F19 Arkusz1.G20:Arkusz1.G26 Arkusz1.E9:Arkusz1.E13 Arkusz1.G19:Arkusz1.G19 Arkusz1.F9:Arkusz1.F13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57.94mm" svg:height="94.37mm" svg:x="712.16mm" svg:y="95.19mm">
            <loext:p draw:notify-on-update-of-ranges="Arkusz1.E20:Arkusz1.E29 Arkusz1.J19:Arkusz1.J19 Arkusz1.L20:Arkusz1.L29 Arkusz1.E9:Arkusz1.E15 Arkusz1.G6:Arkusz1.G6 Arkusz1.G9:Arkusz1.G15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157.45mm" svg:height="89.86mm" svg:x="531.56mm" svg:y="94.88mm">
            <loext:p draw:notify-on-update-of-ranges="Arkusz1.E20:Arkusz1.E29 Arkusz1.F19:Arkusz1.F19 Arkusz1.I20:Arkusz1.I29 Arkusz1.E20:Arkusz1.E29 Arkusz1.J19:Arkusz1.J19 Arkusz1.M20:Arkusz1.M29 Arkusz1.E9:Arkusz1.E15 Arkusz1.I6:Arkusz1.I6 Arkusz1.I9:Arkusz1.I15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180.3mm" svg:height="88.26mm" svg:x="113.13mm" svg:y="158.72mm">
            <loext:p draw:notify-on-update-of-ranges="Arkusz1.E9:Arkusz1.E13 Arkusz1.G19:Arkusz1.G19 Arkusz1.F9:Arkusz1.F13 Arkusz1.I19:Arkusz1.I19 Arkusz1.I9:Arkusz1.I15 Arkusz1.E9:Arkusz1.E15 Arkusz1.G6:Arkusz1.G6 Arkusz1.G9:Arkusz1.G15 Arkusz1.E9:Arkusz1.E15 Arkusz1.E20:Arkusz1.E26 Arkusz1.F19:Arkusz1.F19 Arkusz1.G20:Arkusz1.G26 Arkusz1.H8:Arkusz1.H15 Arkusz1.E20:Arkusz1.E29 Arkusz1.J19:Arkusz1.J19 Arkusz1.M20:Arkusz1.M29 Arkusz1.E20:Arkusz1.E29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180.3mm" svg:height="88.26mm" svg:x="112.59mm" svg:y="253.1mm">
            <loext:p draw:notify-on-update-of-ranges="Arkusz1.E9:Arkusz1.E13 Arkusz1.G19:Arkusz1.G19 Arkusz1.F9:Arkusz1.F13 Arkusz1.E9:Arkusz1.E15 Arkusz1.I19:Arkusz1.I19 Arkusz1.I9:Arkusz1.I15 Arkusz1.E9:Arkusz1.E15 Arkusz1.G6:Arkusz1.G6 Arkusz1.G9:Arkusz1.G15 Arkusz1.E20:Arkusz1.E26 Arkusz1.F19:Arkusz1.F19 Arkusz1.G20:Arkusz1.G26 Arkusz1.E20:Arkusz1.E29 Arkusz1.H8:Arkusz1.H15 Arkusz1.E20:Arkusz1.E29 Arkusz1.J19:Arkusz1.J19 Arkusz1.M20:Arkusz1.M29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8" draw:style-name="gr1" draw:text-style-name="P1" svg:width="179.96mm" svg:height="88.8mm" svg:x="346.58mm" svg:y="199.67mm">
            <loext:p draw:notify-on-update-of-ranges="Arkusz1.E20:Arkusz1.E29 Arkusz1.N19:Arkusz1.N19 Arkusz1.O20:Arkusz1.O29 Arkusz1.E9:Arkusz1.E15 Arkusz1.O19:Arkusz1.O19 Arkusz1.J8:Arkusz1.J15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8" table:default-cell-style-name="Default"/>
        <table:table-row table:style-name="ro1" table:number-rows-repeated="5">
          <table:table-cell table:number-columns-repeated="15"/>
        </table:table-row>
        <table:table-row table:style-name="ro2">
          <table:table-cell table:number-columns-repeated="4"/>
          <table:table-cell table:style-name="ce1"/>
          <table:table-cell/>
          <table:table-cell office:value-type="string" calcext:value-type="string">
            <text:p>PD</text:p>
          </table:table-cell>
          <table:table-cell/>
          <table:table-cell office:value-type="string" calcext:value-type="string">
            <text:p>B&amp;B</text:p>
          </table:table-cell>
          <table:table-cell table:number-columns-repeated="6"/>
        </table:table-row>
        <table:table-row table:style-name="ro3">
          <table:table-cell table:number-columns-repeated="4"/>
          <table:table-cell table:style-name="ce2" office:value-type="string" calcext:value-type="string">
            <text:p>Ilość wierzchołków</text:p>
          </table:table-cell>
          <table:table-cell table:style-name="ce4" office:value-type="string" calcext:value-type="string">
            <text:p>Przegląd zupełny</text:p>
            <text:p>[ms]</text:p>
          </table:table-cell>
          <table:table-cell table:style-name="ce4" office:value-type="string" calcext:value-type="string">
            <text:p>Dynamiczne</text:p>
            <text:p>[ms]</text:p>
          </table:table-cell>
          <table:table-cell table:style-name="ce4" office:value-type="string" calcext:value-type="string">
            <text:p>Metoda zachłanna</text:p>
            <text:p>[ms]</text:p>
          </table:table-cell>
          <table:table-cell table:style-name="ce6" office:value-type="string" calcext:value-type="string">
            <text:p>B&amp;B</text:p>
            <text:p>[ms]</text:p>
          </table:table-cell>
          <table:table-cell table:style-name="ce4" office:value-type="string" calcext:value-type="string">
            <text:p>Metoda zachłanna</text:p>
            <text:p>[s]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współczynnik</text:p>
          </table:table-cell>
          <table:table-cell office:value-type="float" office:value="0.001" calcext:value-type="float">
            <text:p>0,001</text:p>
          </table:table-cell>
          <table:table-cell table:style-name="ce3" office:value-type="string" calcext:value-type="string">
            <text:p>6(1)</text:p>
          </table:table-cell>
          <table:table-cell table:style-name="ce5" table:formula="of:=0.86 *[.D8]" office:value-type="float" office:value="0.00086" calcext:value-type="float">
            <text:p>0,00086</text:p>
          </table:table-cell>
          <table:table-cell table:style-name="ce5" table:formula="of:=0.961*[.D8]" office:value-type="float" office:value="0.000961" calcext:value-type="float">
            <text:p>0,000961</text:p>
          </table:table-cell>
          <table:table-cell table:style-name="ce5" table:formula="of:=0.25*[.D8]" office:value-type="float" office:value="0.00025" calcext:value-type="float">
            <text:p>0,00025</text:p>
          </table:table-cell>
          <table:table-cell table:style-name="ce7" table:formula="of:=0.85*[.D8]" office:value-type="float" office:value="0.00085" calcext:value-type="float">
            <text:p>0,00085</text:p>
          </table:table-cell>
          <table:table-cell table:formula="of:=[.H8]/[.$D$8]" office:value-type="float" office:value="0.25" calcext:value-type="float">
            <text:p>0,25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3" office:value-type="float" office:value="6" calcext:value-type="float">
            <text:p>6</text:p>
          </table:table-cell>
          <table:table-cell table:style-name="ce5" table:formula="of:=3.69*[.D8]" office:value-type="float" office:value="0.00369" calcext:value-type="float">
            <text:p>0,00369</text:p>
          </table:table-cell>
          <table:table-cell table:style-name="ce5" table:formula="of:=0.879*[.D8]" office:value-type="float" office:value="0.000879" calcext:value-type="float">
            <text:p>0,000879</text:p>
          </table:table-cell>
          <table:table-cell table:style-name="ce5" table:formula="of:=0.12*[.D8]" office:value-type="float" office:value="0.00012" calcext:value-type="float">
            <text:p>0,00012</text:p>
          </table:table-cell>
          <table:table-cell table:style-name="ce7" table:formula="of:=0.68*[.D8]" office:value-type="float" office:value="0.00068" calcext:value-type="float">
            <text:p>0,00068</text:p>
          </table:table-cell>
          <table:table-cell table:formula="of:=[.H9]/[.$D$8]" office:value-type="float" office:value="0.12" calcext:value-type="float">
            <text:p>0,12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3" office:value-type="float" office:value="8" calcext:value-type="float">
            <text:p>8</text:p>
          </table:table-cell>
          <table:table-cell table:style-name="ce5" table:formula="of:=89.7*[.D8]" office:value-type="float" office:value="0.0897" calcext:value-type="float">
            <text:p>0,0897</text:p>
          </table:table-cell>
          <table:table-cell table:style-name="ce5" table:formula="of:=23.09*[.D8]" office:value-type="float" office:value="0.02309" calcext:value-type="float">
            <text:p>0,02309</text:p>
          </table:table-cell>
          <table:table-cell table:style-name="ce5" table:formula="of:=0.14*[.D8]" office:value-type="float" office:value="0.00014" calcext:value-type="float">
            <text:p>0,00014</text:p>
          </table:table-cell>
          <table:table-cell table:style-name="ce7" table:formula="of:=0.88*[.D8]" office:value-type="float" office:value="0.00088" calcext:value-type="float">
            <text:p>0,00088</text:p>
          </table:table-cell>
          <table:table-cell table:formula="of:=[.H10]/[.$D$8]" office:value-type="float" office:value="0.14" calcext:value-type="float">
            <text:p>0,14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3" office:value-type="float" office:value="10" calcext:value-type="float">
            <text:p>10</text:p>
          </table:table-cell>
          <table:table-cell table:style-name="ce5" table:formula="of:=2406.84*[.D8]" office:value-type="float" office:value="2.40684" calcext:value-type="float">
            <text:p>2,40684</text:p>
          </table:table-cell>
          <table:table-cell table:style-name="ce5" table:formula="of:=76.65*[.D8]" office:value-type="float" office:value="0.07665" calcext:value-type="float">
            <text:p>0,07665</text:p>
          </table:table-cell>
          <table:table-cell table:style-name="ce5" table:formula="of:=0.25*[.D8]" office:value-type="float" office:value="0.00025" calcext:value-type="float">
            <text:p>0,00025</text:p>
          </table:table-cell>
          <table:table-cell table:style-name="ce7" table:formula="of:=99.6*[.D8]" office:value-type="float" office:value="0.0996" calcext:value-type="float">
            <text:p>0,0996</text:p>
          </table:table-cell>
          <table:table-cell table:formula="of:=[.H11]/[.$D$8]" office:value-type="float" office:value="0.25" calcext:value-type="float">
            <text:p>0,25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3" office:value-type="float" office:value="11" calcext:value-type="float">
            <text:p>11</text:p>
          </table:table-cell>
          <table:table-cell table:style-name="ce5" table:formula="of:=26445.67*[.D8]" office:value-type="float" office:value="26.44567" calcext:value-type="float">
            <text:p>26,44567</text:p>
          </table:table-cell>
          <table:table-cell table:style-name="ce5" table:formula="of:=331.29*[.D8]" office:value-type="float" office:value="0.33129" calcext:value-type="float">
            <text:p>0,33129</text:p>
          </table:table-cell>
          <table:table-cell table:style-name="ce5" table:formula="of:=0.27*[.D8]" office:value-type="float" office:value="0.00027" calcext:value-type="float">
            <text:p>0,00027</text:p>
          </table:table-cell>
          <table:table-cell table:style-name="ce7" table:formula="of:=341.7*[.D8]" office:value-type="float" office:value="0.3417" calcext:value-type="float">
            <text:p>0,3417</text:p>
          </table:table-cell>
          <table:table-cell table:formula="of:=[.H12]/[.$D$8]" office:value-type="float" office:value="0.27" calcext:value-type="float">
            <text:p>0,27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3" office:value-type="float" office:value="12" calcext:value-type="float">
            <text:p>12</text:p>
          </table:table-cell>
          <table:table-cell table:style-name="ce5" table:formula="of:=298282.58*[.D8]" office:value-type="float" office:value="298.28258" calcext:value-type="float">
            <text:p>298,28258</text:p>
          </table:table-cell>
          <table:table-cell table:style-name="ce5" table:formula="of:=829.55*[.D8]" office:value-type="float" office:value="0.82955" calcext:value-type="float">
            <text:p>0,82955</text:p>
          </table:table-cell>
          <table:table-cell table:style-name="ce5" table:formula="of:=0.26*[.D8]" office:value-type="float" office:value="0.00026" calcext:value-type="float">
            <text:p>0,00026</text:p>
          </table:table-cell>
          <table:table-cell table:style-name="ce7" table:formula="of:=1864.8*[.D8]" office:value-type="float" office:value="1.8648" calcext:value-type="float">
            <text:p>1,8648</text:p>
          </table:table-cell>
          <table:table-cell table:formula="of:=[.H13]/[.$D$8]" office:value-type="float" office:value="0.26" calcext:value-type="float">
            <text:p>0,26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3" office:value-type="float" office:value="14" calcext:value-type="float">
            <text:p>14</text:p>
          </table:table-cell>
          <table:table-cell table:style-name="ce5" table:formula="of:=54000000*[.D8]" office:value-type="float" office:value="54000" calcext:value-type="float">
            <text:p>54000</text:p>
          </table:table-cell>
          <table:table-cell table:style-name="ce5" table:formula="of:=19745.35*[.D8]" office:value-type="float" office:value="19.74535" calcext:value-type="float">
            <text:p>19,74535</text:p>
          </table:table-cell>
          <table:table-cell table:style-name="ce5" table:formula="of:=0.44*[.D8]" office:value-type="float" office:value="0.00044" calcext:value-type="float">
            <text:p>0,00044</text:p>
          </table:table-cell>
          <table:table-cell table:style-name="ce7" table:formula="of:=22450.1*[.D8]" office:value-type="float" office:value="22.4501" calcext:value-type="float">
            <text:p>22,4501</text:p>
          </table:table-cell>
          <table:table-cell table:formula="of:=[.H14]/[.$D$8]" office:value-type="float" office:value="0.44" calcext:value-type="float">
            <text:p>0,44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3" office:value-type="float" office:value="15" calcext:value-type="float">
            <text:p>15</text:p>
          </table:table-cell>
          <table:table-cell table:style-name="ce5" table:formula="of:=813600000*[.D8]" office:value-type="float" office:value="813600" calcext:value-type="float">
            <text:p>813600</text:p>
          </table:table-cell>
          <table:table-cell table:style-name="ce5" table:formula="of:=123311.2*[.D8]" office:value-type="float" office:value="123.3112" calcext:value-type="float">
            <text:p>123,3112</text:p>
          </table:table-cell>
          <table:table-cell table:style-name="ce5" table:formula="of:=0.41*[.D8]" office:value-type="float" office:value="0.00041" calcext:value-type="float">
            <text:p>0,00041</text:p>
          </table:table-cell>
          <table:table-cell table:style-name="ce7" table:formula="of:=62526.2*[.D8]" office:value-type="float" office:value="62.5262" calcext:value-type="float">
            <text:p>62,5262</text:p>
          </table:table-cell>
          <table:table-cell table:formula="of:=[.H15]/[.$D$8]" office:value-type="float" office:value="0.41" calcext:value-type="float">
            <text:p>0,41</text:p>
          </table:table-cell>
          <table:table-cell table:number-columns-repeated="5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wspolczynniki:</text:p>
          </table:table-cell>
          <table:table-cell/>
          <table:table-cell table:formula="of:=[.F9]/[.F20]" office:value-type="float" office:value="0.000005125" calcext:value-type="float">
            <text:p>0,000005125</text:p>
          </table:table-cell>
          <table:table-cell table:formula="of:=[.G8]/[.F20]" office:value-type="float" office:value="0.00000133472222222222" calcext:value-type="float">
            <text:p>1,33472222222222E-06</text:p>
          </table:table-cell>
          <table:table-cell table:formula="of:=[.I8]/[.F20]" office:value-type="float" office:value="0.00000118055555555556" calcext:value-type="float">
            <text:p>1,18055555555556E-06</text:p>
          </table:table-cell>
          <table:table-cell/>
          <table:table-cell table:formula="of:=[.G8]/[.J20]" office:value-type="float" office:value="0.00000961" calcext:value-type="float">
            <text:p>0,00000961</text:p>
          </table:table-cell>
          <table:table-cell table:formula="of:=[.G8]/[.J20]" office:value-type="float" office:value="0.00000961" calcext:value-type="float">
            <text:p>0,00000961</text:p>
          </table:table-cell>
          <table:table-cell table:formula="of:=[.I8]/[.J20]" office:value-type="float" office:value="0.0000085" calcext:value-type="float">
            <text:p>0,0000085</text:p>
          </table:table-cell>
          <table:table-cell/>
          <table:table-cell table:formula="of:=[.J9]/[.N20]" office:value-type="float" office:value="0.02" calcext:value-type="float">
            <text:p>0,0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n</text:p>
          </table:table-cell>
          <table:table-cell office:value-type="string" calcext:value-type="string">
            <text:p>n!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Dynam</text:p>
          </table:table-cell>
          <table:table-cell office:value-type="string" calcext:value-type="string">
            <text:p>B&amp;B</text:p>
          </table:table-cell>
          <table:table-cell office:value-type="string" calcext:value-type="string">
            <text:p>n^2 + 2^n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Dynam</text:p>
          </table:table-cell>
          <table:table-cell office:value-type="string" calcext:value-type="string">
            <text:p>B&amp;B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achłanna</text:p>
          </table:table-cell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table:formula="of:=FACT([.E20])" office:value-type="float" office:value="720" calcext:value-type="float">
            <text:p>720</text:p>
          </table:table-cell>
          <table:table-cell table:formula="of:=[.F20]*[.$G$18]" office:value-type="float" office:value="0.00369" calcext:value-type="float">
            <text:p>0,00369</text:p>
          </table:table-cell>
          <table:table-cell table:formula="of:=[.F20]*[.$H$18]" office:value-type="float" office:value="0.000961" calcext:value-type="float">
            <text:p>0,000961</text:p>
          </table:table-cell>
          <table:table-cell table:formula="of:=[.$I$18]*[.F20]" office:value-type="float" office:value="0.00085" calcext:value-type="float">
            <text:p>0,00085</text:p>
          </table:table-cell>
          <table:table-cell table:formula="of:=POWER( [.E20];2)+POWER(2; [.E20])" office:value-type="float" office:value="100" calcext:value-type="float">
            <text:p>100</text:p>
          </table:table-cell>
          <table:table-cell table:formula="of:=[.$K$18]*[.J20]" office:value-type="float" office:value="0.000961" calcext:value-type="float">
            <text:p>0,000961</text:p>
          </table:table-cell>
          <table:table-cell table:formula="of:=[.J20]*[.$L$18]" office:value-type="float" office:value="0.000961" calcext:value-type="float">
            <text:p>0,000961</text:p>
          </table:table-cell>
          <table:table-cell table:formula="of:=[.$M$18]*[.J20]" office:value-type="float" office:value="0.00085" calcext:value-type="float">
            <text:p>0,00085</text:p>
          </table:table-cell>
          <table:table-cell table:formula="of:=[.E20]" office:value-type="float" office:value="6" calcext:value-type="float">
            <text:p>6</text:p>
          </table:table-cell>
          <table:table-cell table:formula="of:=[.N20]*[.$O$18]" office:value-type="float" office:value="0.12" calcext:value-type="float">
            <text:p>0,12</text:p>
          </table:table-cell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table:formula="of:=FACT([.E21])" office:value-type="float" office:value="5040" calcext:value-type="float">
            <text:p>5040</text:p>
          </table:table-cell>
          <table:table-cell table:formula="of:=[.F21]*[.$G$18]" office:value-type="float" office:value="0.02583" calcext:value-type="float">
            <text:p>0,02583</text:p>
          </table:table-cell>
          <table:table-cell table:formula="of:=[.F21]*[.$H$18]" office:value-type="float" office:value="0.006727" calcext:value-type="float">
            <text:p>0,006727</text:p>
          </table:table-cell>
          <table:table-cell table:formula="of:=[.$I$18]*[.F21]" office:value-type="float" office:value="0.00595" calcext:value-type="float">
            <text:p>0,00595</text:p>
          </table:table-cell>
          <table:table-cell table:formula="of:=POWER( [.E21];2)+POWER(2; [.E21])" office:value-type="float" office:value="177" calcext:value-type="float">
            <text:p>177</text:p>
          </table:table-cell>
          <table:table-cell table:formula="of:=[.$K$18]*[.J21]" office:value-type="float" office:value="0.00170097" calcext:value-type="float">
            <text:p>0,00170097</text:p>
          </table:table-cell>
          <table:table-cell table:formula="of:=[.J21]*[.$L$18]" office:value-type="float" office:value="0.00170097" calcext:value-type="float">
            <text:p>0,00170097</text:p>
          </table:table-cell>
          <table:table-cell table:formula="of:=[.$M$18]*[.J21]" office:value-type="float" office:value="0.0015045" calcext:value-type="float">
            <text:p>0,0015045</text:p>
          </table:table-cell>
          <table:table-cell table:formula="of:=[.E21]" office:value-type="float" office:value="7" calcext:value-type="float">
            <text:p>7</text:p>
          </table:table-cell>
          <table:table-cell table:formula="of:=[.N21]*[.$O$18]" office:value-type="float" office:value="0.14" calcext:value-type="float">
            <text:p>0,14</text:p>
          </table:table-cell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table:formula="of:=FACT([.E22])" office:value-type="float" office:value="40320" calcext:value-type="float">
            <text:p>40320</text:p>
          </table:table-cell>
          <table:table-cell table:formula="of:=[.F22]*[.$G$18]" office:value-type="float" office:value="0.20664" calcext:value-type="float">
            <text:p>0,20664</text:p>
          </table:table-cell>
          <table:table-cell table:formula="of:=[.F22]*[.$H$18]" office:value-type="float" office:value="0.053816" calcext:value-type="float">
            <text:p>0,053816</text:p>
          </table:table-cell>
          <table:table-cell table:formula="of:=[.$I$18]*[.F22]" office:value-type="float" office:value="0.0476" calcext:value-type="float">
            <text:p>0,0476</text:p>
          </table:table-cell>
          <table:table-cell table:formula="of:=POWER( [.E22];2)+POWER(2; [.E22])" office:value-type="float" office:value="320" calcext:value-type="float">
            <text:p>320</text:p>
          </table:table-cell>
          <table:table-cell table:formula="of:=[.$K$18]*[.J22]" office:value-type="float" office:value="0.0030752" calcext:value-type="float">
            <text:p>0,0030752</text:p>
          </table:table-cell>
          <table:table-cell table:formula="of:=[.J22]*[.$L$18]" office:value-type="float" office:value="0.0030752" calcext:value-type="float">
            <text:p>0,0030752</text:p>
          </table:table-cell>
          <table:table-cell table:formula="of:=[.$M$18]*[.J22]" office:value-type="float" office:value="0.00272" calcext:value-type="float">
            <text:p>0,00272</text:p>
          </table:table-cell>
          <table:table-cell table:formula="of:=[.E22]" office:value-type="float" office:value="8" calcext:value-type="float">
            <text:p>8</text:p>
          </table:table-cell>
          <table:table-cell table:formula="of:=[.N22]*[.$O$18]" office:value-type="float" office:value="0.16" calcext:value-type="float">
            <text:p>0,16</text:p>
          </table:table-cell>
        </table:table-row>
        <table:table-row table:style-name="ro1">
          <table:table-cell table:number-columns-repeated="4"/>
          <table:table-cell office:value-type="float" office:value="9" calcext:value-type="float">
            <text:p>9</text:p>
          </table:table-cell>
          <table:table-cell table:formula="of:=FACT([.E23])" office:value-type="float" office:value="362880" calcext:value-type="float">
            <text:p>362880</text:p>
          </table:table-cell>
          <table:table-cell table:formula="of:=[.F23]*[.$G$18]" office:value-type="float" office:value="1.85976" calcext:value-type="float">
            <text:p>1,85976</text:p>
          </table:table-cell>
          <table:table-cell table:formula="of:=[.F23]*[.$H$18]" office:value-type="float" office:value="0.484344" calcext:value-type="float">
            <text:p>0,484344</text:p>
          </table:table-cell>
          <table:table-cell table:formula="of:=[.$I$18]*[.F23]" office:value-type="float" office:value="0.4284" calcext:value-type="float">
            <text:p>0,4284</text:p>
          </table:table-cell>
          <table:table-cell table:formula="of:=POWER( [.E23];2)+POWER(2; [.E23])" office:value-type="float" office:value="593" calcext:value-type="float">
            <text:p>593</text:p>
          </table:table-cell>
          <table:table-cell table:formula="of:=[.$K$18]*[.J23]" office:value-type="float" office:value="0.00569873" calcext:value-type="float">
            <text:p>0,00569873</text:p>
          </table:table-cell>
          <table:table-cell table:formula="of:=[.J23]*[.$L$18]" office:value-type="float" office:value="0.00569873" calcext:value-type="float">
            <text:p>0,00569873</text:p>
          </table:table-cell>
          <table:table-cell table:formula="of:=[.$M$18]*[.J23]" office:value-type="float" office:value="0.0050405" calcext:value-type="float">
            <text:p>0,0050405</text:p>
          </table:table-cell>
          <table:table-cell table:formula="of:=[.E23]" office:value-type="float" office:value="9" calcext:value-type="float">
            <text:p>9</text:p>
          </table:table-cell>
          <table:table-cell table:formula="of:=[.N23]*[.$O$18]" office:value-type="float" office:value="0.18" calcext:value-type="float">
            <text:p>0,18</text:p>
          </table:table-cell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table:formula="of:=FACT([.E24])" office:value-type="float" office:value="3628800" calcext:value-type="float">
            <text:p>3628800</text:p>
          </table:table-cell>
          <table:table-cell table:formula="of:=[.F24]*[.$G$18]" office:value-type="float" office:value="18.5976" calcext:value-type="float">
            <text:p>18,5976</text:p>
          </table:table-cell>
          <table:table-cell table:formula="of:=[.F24]*[.$H$18]" office:value-type="float" office:value="4.84344" calcext:value-type="float">
            <text:p>4,84344</text:p>
          </table:table-cell>
          <table:table-cell table:formula="of:=[.$I$18]*[.F24]" office:value-type="float" office:value="4.284" calcext:value-type="float">
            <text:p>4,284</text:p>
          </table:table-cell>
          <table:table-cell table:formula="of:=POWER( [.E24];2)+POWER(2; [.E24])" office:value-type="float" office:value="1124" calcext:value-type="float">
            <text:p>1124</text:p>
          </table:table-cell>
          <table:table-cell table:formula="of:=[.$K$18]*[.J24]" office:value-type="float" office:value="0.01080164" calcext:value-type="float">
            <text:p>0,01080164</text:p>
          </table:table-cell>
          <table:table-cell table:formula="of:=[.J24]*[.$L$18]" office:value-type="float" office:value="0.01080164" calcext:value-type="float">
            <text:p>0,01080164</text:p>
          </table:table-cell>
          <table:table-cell table:formula="of:=[.$M$18]*[.J24]" office:value-type="float" office:value="0.009554" calcext:value-type="float">
            <text:p>0,009554</text:p>
          </table:table-cell>
          <table:table-cell table:formula="of:=[.E24]" office:value-type="float" office:value="10" calcext:value-type="float">
            <text:p>10</text:p>
          </table:table-cell>
          <table:table-cell table:formula="of:=[.N24]*[.$O$18]" office:value-type="float" office:value="0.2" calcext:value-type="float">
            <text:p>0,2</text:p>
          </table:table-cell>
        </table:table-row>
        <table:table-row table:style-name="ro1">
          <table:table-cell table:number-columns-repeated="4"/>
          <table:table-cell office:value-type="float" office:value="11" calcext:value-type="float">
            <text:p>11</text:p>
          </table:table-cell>
          <table:table-cell table:formula="of:=FACT([.E25])" office:value-type="float" office:value="39916800" calcext:value-type="float">
            <text:p>39916800</text:p>
          </table:table-cell>
          <table:table-cell table:formula="of:=[.F25]*[.$G$18]" office:value-type="float" office:value="204.5736" calcext:value-type="float">
            <text:p>204,5736</text:p>
          </table:table-cell>
          <table:table-cell table:formula="of:=[.F25]*[.$H$18]" office:value-type="float" office:value="53.27784" calcext:value-type="float">
            <text:p>53,27784</text:p>
          </table:table-cell>
          <table:table-cell table:formula="of:=[.$I$18]*[.F25]" office:value-type="float" office:value="47.124" calcext:value-type="float">
            <text:p>47,124</text:p>
          </table:table-cell>
          <table:table-cell table:formula="of:=POWER( [.E25];2)+POWER(2; [.E25])" office:value-type="float" office:value="2169" calcext:value-type="float">
            <text:p>2169</text:p>
          </table:table-cell>
          <table:table-cell table:formula="of:=[.$K$18]*[.J25]" office:value-type="float" office:value="0.02084409" calcext:value-type="float">
            <text:p>0,02084409</text:p>
          </table:table-cell>
          <table:table-cell table:formula="of:=[.J25]*[.$L$18]" office:value-type="float" office:value="0.02084409" calcext:value-type="float">
            <text:p>0,02084409</text:p>
          </table:table-cell>
          <table:table-cell table:formula="of:=[.$M$18]*[.J25]" office:value-type="float" office:value="0.0184365" calcext:value-type="float">
            <text:p>0,0184365</text:p>
          </table:table-cell>
          <table:table-cell table:formula="of:=[.E25]" office:value-type="float" office:value="11" calcext:value-type="float">
            <text:p>11</text:p>
          </table:table-cell>
          <table:table-cell table:formula="of:=[.N25]*[.$O$18]" office:value-type="float" office:value="0.22" calcext:value-type="float">
            <text:p>0,22</text:p>
          </table:table-cell>
        </table:table-row>
        <table:table-row table:style-name="ro1">
          <table:table-cell table:number-columns-repeated="4"/>
          <table:table-cell office:value-type="float" office:value="12" calcext:value-type="float">
            <text:p>12</text:p>
          </table:table-cell>
          <table:table-cell table:formula="of:=FACT([.E26])" office:value-type="float" office:value="479001600" calcext:value-type="float">
            <text:p>479001600</text:p>
          </table:table-cell>
          <table:table-cell table:formula="of:=[.F26]*[.$G$18]" office:value-type="float" office:value="2454.8832" calcext:value-type="float">
            <text:p>2454,8832</text:p>
          </table:table-cell>
          <table:table-cell table:formula="of:=[.F26]*[.$H$18]" office:value-type="float" office:value="639.33408" calcext:value-type="float">
            <text:p>639,33408</text:p>
          </table:table-cell>
          <table:table-cell table:formula="of:=[.$I$18]*[.F26]" office:value-type="float" office:value="565.488" calcext:value-type="float">
            <text:p>565,488</text:p>
          </table:table-cell>
          <table:table-cell table:formula="of:=POWER( [.E26];2)+POWER(2; [.E26])" office:value-type="float" office:value="4240" calcext:value-type="float">
            <text:p>4240</text:p>
          </table:table-cell>
          <table:table-cell table:formula="of:=[.$K$18]*[.J26]" office:value-type="float" office:value="0.0407464" calcext:value-type="float">
            <text:p>0,0407464</text:p>
          </table:table-cell>
          <table:table-cell table:formula="of:=[.J26]*[.$L$18]" office:value-type="float" office:value="0.0407464" calcext:value-type="float">
            <text:p>0,0407464</text:p>
          </table:table-cell>
          <table:table-cell table:formula="of:=[.$M$18]*[.J26]" office:value-type="float" office:value="0.03604" calcext:value-type="float">
            <text:p>0,03604</text:p>
          </table:table-cell>
          <table:table-cell table:formula="of:=[.E26]" office:value-type="float" office:value="12" calcext:value-type="float">
            <text:p>12</text:p>
          </table:table-cell>
          <table:table-cell table:formula="of:=[.N26]*[.$O$18]" office:value-type="float" office:value="0.24" calcext:value-type="float">
            <text:p>0,24</text:p>
          </table:table-cell>
        </table:table-row>
        <table:table-row table:style-name="ro1">
          <table:table-cell table:number-columns-repeated="4"/>
          <table:table-cell office:value-type="float" office:value="13" calcext:value-type="float">
            <text:p>13</text:p>
          </table:table-cell>
          <table:table-cell table:formula="of:=FACT([.E27])" office:value-type="float" office:value="6227020800" calcext:value-type="float">
            <text:p>6227020800</text:p>
          </table:table-cell>
          <table:table-cell table:formula="of:=[.F27]*[.$G$18]" office:value-type="float" office:value="31913.4816" calcext:value-type="float">
            <text:p>31913,4816</text:p>
          </table:table-cell>
          <table:table-cell table:formula="of:=[.F27]*[.$H$18]" office:value-type="float" office:value="8311.34304" calcext:value-type="float">
            <text:p>8311,34304</text:p>
          </table:table-cell>
          <table:table-cell table:formula="of:=[.$I$18]*[.F27]" office:value-type="float" office:value="7351.344" calcext:value-type="float">
            <text:p>7351,344</text:p>
          </table:table-cell>
          <table:table-cell table:formula="of:=POWER( [.E27];2)+POWER(2; [.E27])" office:value-type="float" office:value="8361" calcext:value-type="float">
            <text:p>8361</text:p>
          </table:table-cell>
          <table:table-cell table:formula="of:=[.$K$18]*[.J27]" office:value-type="float" office:value="0.08034921" calcext:value-type="float">
            <text:p>0,08034921</text:p>
          </table:table-cell>
          <table:table-cell table:formula="of:=[.J27]*[.$L$18]" office:value-type="float" office:value="0.08034921" calcext:value-type="float">
            <text:p>0,08034921</text:p>
          </table:table-cell>
          <table:table-cell table:formula="of:=[.$M$18]*[.J27]" office:value-type="float" office:value="0.0710685" calcext:value-type="float">
            <text:p>0,0710685</text:p>
          </table:table-cell>
          <table:table-cell table:formula="of:=[.E27]" office:value-type="float" office:value="13" calcext:value-type="float">
            <text:p>13</text:p>
          </table:table-cell>
          <table:table-cell table:formula="of:=[.N27]*[.$O$18]" office:value-type="float" office:value="0.26" calcext:value-type="float">
            <text:p>0,26</text:p>
          </table:table-cell>
        </table:table-row>
        <table:table-row table:style-name="ro1">
          <table:table-cell table:number-columns-repeated="4"/>
          <table:table-cell office:value-type="float" office:value="14" calcext:value-type="float">
            <text:p>14</text:p>
          </table:table-cell>
          <table:table-cell table:formula="of:=FACT([.E28])" office:value-type="float" office:value="87178291200" calcext:value-type="float">
            <text:p>87178291200</text:p>
          </table:table-cell>
          <table:table-cell table:formula="of:=[.F28]*[.$G$18]" office:value-type="float" office:value="446788.7424" calcext:value-type="float">
            <text:p>446788,7424</text:p>
          </table:table-cell>
          <table:table-cell table:formula="of:=[.F28]*[.$H$18]" office:value-type="float" office:value="116358.80256" calcext:value-type="float">
            <text:p>116358,80256</text:p>
          </table:table-cell>
          <table:table-cell table:formula="of:=[.$I$18]*[.F28]" office:value-type="float" office:value="102918.816" calcext:value-type="float">
            <text:p>102918,816</text:p>
          </table:table-cell>
          <table:table-cell table:formula="of:=POWER( [.E28];2)+POWER(2; [.E28])" office:value-type="float" office:value="16580" calcext:value-type="float">
            <text:p>16580</text:p>
          </table:table-cell>
          <table:table-cell table:formula="of:=[.$K$18]*[.J28]" office:value-type="float" office:value="0.1593338" calcext:value-type="float">
            <text:p>0,1593338</text:p>
          </table:table-cell>
          <table:table-cell table:formula="of:=[.J28]*[.$L$18]" office:value-type="float" office:value="0.1593338" calcext:value-type="float">
            <text:p>0,1593338</text:p>
          </table:table-cell>
          <table:table-cell table:formula="of:=[.$M$18]*[.J28]" office:value-type="float" office:value="0.14093" calcext:value-type="float">
            <text:p>0,14093</text:p>
          </table:table-cell>
          <table:table-cell table:formula="of:=[.E28]" office:value-type="float" office:value="14" calcext:value-type="float">
            <text:p>14</text:p>
          </table:table-cell>
          <table:table-cell table:formula="of:=[.N28]*[.$O$18]" office:value-type="float" office:value="0.28" calcext:value-type="float">
            <text:p>0,28</text:p>
          </table:table-cell>
        </table:table-row>
        <table:table-row table:style-name="ro1">
          <table:table-cell table:number-columns-repeated="4"/>
          <table:table-cell office:value-type="float" office:value="15" calcext:value-type="float">
            <text:p>15</text:p>
          </table:table-cell>
          <table:table-cell table:formula="of:=FACT([.E29])" office:value-type="float" office:value="1307674368000" calcext:value-type="float">
            <text:p>1307674368000</text:p>
          </table:table-cell>
          <table:table-cell table:formula="of:=[.F29]*[.$G$18]" office:value-type="float" office:value="6701831.136" calcext:value-type="float">
            <text:p>6701831,136</text:p>
          </table:table-cell>
          <table:table-cell table:formula="of:=[.F29]*[.$H$18]" office:value-type="float" office:value="1745382.0384" calcext:value-type="float">
            <text:p>1745382,0384</text:p>
          </table:table-cell>
          <table:table-cell table:formula="of:=[.$I$18]*[.F29]" office:value-type="float" office:value="1543782.24" calcext:value-type="float">
            <text:p>1543782,24</text:p>
          </table:table-cell>
          <table:table-cell table:formula="of:=POWER( [.E29];2)+POWER(2; [.E29])" office:value-type="float" office:value="32993" calcext:value-type="float">
            <text:p>32993</text:p>
          </table:table-cell>
          <table:table-cell table:formula="of:=[.$K$18]*[.J29]" office:value-type="float" office:value="0.31706273" calcext:value-type="float">
            <text:p>0,31706273</text:p>
          </table:table-cell>
          <table:table-cell table:formula="of:=[.J29]*[.$L$18]" office:value-type="float" office:value="0.31706273" calcext:value-type="float">
            <text:p>0,31706273</text:p>
          </table:table-cell>
          <table:table-cell table:formula="of:=[.$M$18]*[.J29]" office:value-type="float" office:value="0.2804405" calcext:value-type="float">
            <text:p>0,2804405</text:p>
          </table:table-cell>
          <table:table-cell table:formula="of:=[.E29]" office:value-type="float" office:value="15" calcext:value-type="float">
            <text:p>15</text:p>
          </table:table-cell>
          <table:table-cell table:formula="of:=[.N29]*[.$O$18]" office:value-type="float" office:value="0.3" calcext:value-type="float">
            <text:p>0,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25">00.00.0000</text:date>, <text:time style:data-style-name="N2" text:time-value="13:58:43.392479034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0T18:12:11.982143794</meta:creation-date>
    <dc:date>2019-11-25T17:44:06.723279721</dc:date>
    <meta:editing-duration>PT2H3M29S</meta:editing-duration>
    <meta:editing-cycles>9</meta:editing-cycles>
    <meta:generator>LibreOffice/5.1.6.2$Linux_X86_64 LibreOffice_project/10m0$Build-2</meta:generator>
    <meta:document-statistic meta:table-count="1" meta:cell-count="187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031cm" svg:height="8.827cm" xlink:href=".." xlink:type="simple" chart:class="chart:scatter" chart:style-name="ch1">
        <chart:title svg:x="3.508cm" svg:y="0.312cm" chart:style-name="ch2">
          <text:p>Zależność czasu przetwarzania od ilości wierzchołków</text:p>
        </chart:title>
        <chart:legend chart:legend-position="end" svg:x="16.237cm" svg:y="3.865cm" style:legend-expansion="high" chart:style-name="ch3"/>
        <chart:plot-area chart:style-name="ch4" table:cell-range-address="Arkusz1.E20:Arkusz1.E26 Arkusz1.F19:Arkusz1.G19 Arkusz1.G20:Arkusz1.G26 Arkusz1.F9:Arkusz1.F13" chart:data-source-has-labels="row" svg:x="1.371cm" svg:y="1.267cm" svg:width="14.506cm" svg:height="6.403cm">
          <chartooo:coordinate-region svg:x="2.363cm" svg:y="1.467cm" svg:width="13.327cm" svg:height="5.556cm"/>
          <chart:axis chart:dimension="x" chart:name="primary-x" chart:style-name="ch5">
            <chart:title svg:x="7.217cm" svg:y="7.846cm" chart:style-name="ch6">
              <text:p>Ilość wierzchołków</text:p>
            </chart:title>
          </chart:axis>
          <chart:axis chart:dimension="y" chart:name="primary-y" chart:style-name="ch5">
            <chart:title svg:x="0.451cm" svg:y="6.152cm" chart:style-name="ch7">
              <text:p>Czas przetwarzania [s]</text:p>
            </chart:title>
            <chart:grid chart:style-name="ch8" chart:class="major"/>
          </chart:axis>
          <chart:series chart:style-name="ch9" chart:values-cell-range-address="Arkusz1.G20:Arkusz1.G26" chart:label-cell-address="Arkusz1.F19:Arkusz1.F19" chart:class="chart:scatter">
            <chart:domain table:cell-range-address="Arkusz1.E20:Arkusz1.E26"/>
            <chart:data-point chart:repeated="7"/>
          </chart:series>
          <chart:series chart:style-name="ch10" chart:values-cell-range-address="Arkusz1.F9:Arkusz1.F13" chart:label-cell-address="Arkusz1.G19:Arkusz1.G19" chart:class="chart:scatter">
            <chart:domain table:cell-range-address="Arkusz1.E9:Arkusz1.E13"/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E</text:p>
              </table:table-cell>
              <table:table-cell office:value-type="string">
                <text:p>n!</text:p>
                <draw:g>
                  <svg:desc>Arkusz1.F19:Arkusz1.F19</svg:desc>
                </draw:g>
              </table:table-cell>
              <table:table-cell office:value-type="string">
                <text:p>Kolumna E</text:p>
              </table:table-cell>
              <table:table-cell office:value-type="string">
                <text:p>BF</text:p>
                <draw:g>
                  <svg:desc>Arkusz1.G19:Arkusz1.G1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">
                <text:p>6</text:p>
                <draw:g>
                  <svg:desc>Arkusz1.E20:Arkusz1.E26</svg:desc>
                </draw:g>
              </table:table-cell>
              <table:table-cell office:value-type="float" office:value="0.00369">
                <text:p>0.00369</text:p>
                <draw:g>
                  <svg:desc>Arkusz1.G20:Arkusz1.G26</svg:desc>
                </draw:g>
              </table:table-cell>
              <table:table-cell office:value-type="float" office:value="6">
                <text:p>6</text:p>
                <draw:g>
                  <svg:desc>Arkusz1.E9:Arkusz1.E13</svg:desc>
                </draw:g>
              </table:table-cell>
              <table:table-cell office:value-type="float" office:value="0.00369">
                <text:p>0.00369</text:p>
                <draw:g>
                  <svg:desc>Arkusz1.F9:Arkusz1.F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0.02583">
                <text:p>0.02583</text:p>
              </table:table-cell>
              <table:table-cell office:value-type="float" office:value="8">
                <text:p>8</text:p>
              </table:table-cell>
              <table:table-cell office:value-type="float" office:value="0.0897">
                <text:p>0.08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0.20664">
                <text:p>0.20664</text:p>
              </table:table-cell>
              <table:table-cell office:value-type="float" office:value="10">
                <text:p>10</text:p>
              </table:table-cell>
              <table:table-cell office:value-type="float" office:value="2.40684">
                <text:p>2.406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1.85976">
                <text:p>1.85976</text:p>
              </table:table-cell>
              <table:table-cell office:value-type="float" office:value="11">
                <text:p>11</text:p>
              </table:table-cell>
              <table:table-cell office:value-type="float" office:value="26.44567">
                <text:p>26.445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8.5976">
                <text:p>18.5976</text:p>
              </table:table-cell>
              <table:table-cell office:value-type="float" office:value="12">
                <text:p>12</text:p>
              </table:table-cell>
              <table:table-cell office:value-type="float" office:value="298.28258">
                <text:p>298.282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204.5736">
                <text:p>204.5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2454.8832">
                <text:p>2454.8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723cm" svg:height="8.907cm" xlink:href=".." xlink:type="simple" chart:class="chart:scatter" chart:style-name="ch1">
        <chart:title svg:x="2.288cm" svg:y="0.314cm" chart:style-name="ch2">
          <text:p>Zależność czasu przetwarzania od ilości wierzchołków </text:p>
        </chart:title>
        <chart:legend chart:legend-position="end" svg:x="12.897cm" svg:y="3.905cm" style:legend-expansion="high" chart:style-name="ch3"/>
        <chart:plot-area chart:style-name="ch4" table:cell-range-address="Arkusz1.E20:Arkusz1.E29 Arkusz1.J19:Arkusz1.J19 Arkusz1.K20:Arkusz1.K29 Arkusz1.G6:Arkusz1.G6 Arkusz1.G9:Arkusz1.G15" chart:data-source-has-labels="row" svg:x="1.325cm" svg:y="1.271cm" svg:width="11.258cm" svg:height="6.477cm">
          <chartooo:coordinate-region svg:x="1.946cm" svg:y="1.471cm" svg:width="10.264cm" svg:height="5.63cm"/>
          <chart:axis chart:dimension="x" chart:name="primary-x" chart:style-name="ch5">
            <chart:title svg:x="5.547cm" svg:y="7.926cm" chart:style-name="ch6">
              <text:p>Ilość wierzchołków</text:p>
            </chart:title>
          </chart:axis>
          <chart:axis chart:dimension="y" chart:name="primary-y" chart:style-name="ch5">
            <chart:title svg:x="0.451cm" svg:y="6.193cm" chart:style-name="ch7">
              <text:p>Czas przetwarzania [s]</text:p>
            </chart:title>
            <chart:grid chart:style-name="ch8" chart:class="major"/>
          </chart:axis>
          <chart:series chart:style-name="ch9" chart:values-cell-range-address="Arkusz1.K20:Arkusz1.K29" chart:label-cell-address="Arkusz1.J19:Arkusz1.J19" chart:class="chart:scatter">
            <chart:domain table:cell-range-address="Arkusz1.E20:Arkusz1.E29"/>
            <chart:data-point chart:repeated="10"/>
          </chart:series>
          <chart:series chart:style-name="ch10" chart:values-cell-range-address="Arkusz1.G9:Arkusz1.G15" chart:label-cell-address="Arkusz1.G6:Arkusz1.G6" chart:class="chart:scatter">
            <chart:domain table:cell-range-address="Arkusz1.E9:Arkusz1.E15"/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E</text:p>
              </table:table-cell>
              <table:table-cell office:value-type="string">
                <text:p>n^2 + 2^n</text:p>
                <draw:g>
                  <svg:desc>Arkusz1.J19:Arkusz1.J19</svg:desc>
                </draw:g>
              </table:table-cell>
              <table:table-cell office:value-type="string">
                <text:p>Kolumna E</text:p>
              </table:table-cell>
              <table:table-cell office:value-type="string">
                <text:p>PD</text:p>
                <draw:g>
                  <svg:desc>Arkusz1.G6:Arkusz1.G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">
                <text:p>6</text:p>
                <draw:g>
                  <svg:desc>Arkusz1.E20:Arkusz1.E29</svg:desc>
                </draw:g>
              </table:table-cell>
              <table:table-cell office:value-type="float" office:value="0.000961">
                <text:p>0.000961</text:p>
                <draw:g>
                  <svg:desc>Arkusz1.K20:Arkusz1.K29</svg:desc>
                </draw:g>
              </table:table-cell>
              <table:table-cell office:value-type="float" office:value="6">
                <text:p>6</text:p>
                <draw:g>
                  <svg:desc>Arkusz1.E9:Arkusz1.E15</svg:desc>
                </draw:g>
              </table:table-cell>
              <table:table-cell office:value-type="float" office:value="0.000879">
                <text:p>0.000879</text:p>
                <draw:g>
                  <svg:desc>Arkusz1.G9:Arkusz1.G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0.00170097">
                <text:p>0.00170097</text:p>
              </table:table-cell>
              <table:table-cell office:value-type="float" office:value="8">
                <text:p>8</text:p>
              </table:table-cell>
              <table:table-cell office:value-type="float" office:value="0.02309">
                <text:p>0.023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0.0030752">
                <text:p>0.0030752</text:p>
              </table:table-cell>
              <table:table-cell office:value-type="float" office:value="10">
                <text:p>10</text:p>
              </table:table-cell>
              <table:table-cell office:value-type="float" office:value="0.07665">
                <text:p>0.076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0.00569873">
                <text:p>0.00569873</text:p>
              </table:table-cell>
              <table:table-cell office:value-type="float" office:value="11">
                <text:p>11</text:p>
              </table:table-cell>
              <table:table-cell office:value-type="float" office:value="0.33129">
                <text:p>0.331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0.01080164">
                <text:p>0.01080164</text:p>
              </table:table-cell>
              <table:table-cell office:value-type="float" office:value="12">
                <text:p>12</text:p>
              </table:table-cell>
              <table:table-cell office:value-type="float" office:value="0.82955">
                <text:p>0.829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0.02084409">
                <text:p>0.02084409</text:p>
              </table:table-cell>
              <table:table-cell office:value-type="float" office:value="14">
                <text:p>14</text:p>
              </table:table-cell>
              <table:table-cell office:value-type="float" office:value="19.74535">
                <text:p>19.745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0.0407464">
                <text:p>0.0407464</text:p>
              </table:table-cell>
              <table:table-cell office:value-type="float" office:value="15">
                <text:p>15</text:p>
              </table:table-cell>
              <table:table-cell office:value-type="float" office:value="123.3112">
                <text:p>123.31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0.08034921">
                <text:p>0.08034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0.1593338">
                <text:p>0.1593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0.31706273">
                <text:p>0.31706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776cm" svg:height="8.934cm" xlink:href=".." xlink:type="simple" chart:class="chart:scatter" chart:style-name="ch1">
        <chart:title svg:x="2.381cm" svg:y="0.314cm" chart:style-name="ch2">
          <text:p>Zależność czasu przetwarzania od ilości wierzchołków</text:p>
        </chart:title>
        <chart:legend chart:legend-position="end" svg:x="12.95cm" svg:y="3.67cm" style:legend-expansion="high" chart:style-name="ch3"/>
        <chart:plot-area chart:style-name="ch4" table:cell-range-address="Arkusz1.E20:Arkusz1.E29 Arkusz1.F19:Arkusz1.F19 Arkusz1.I20:Arkusz1.I29 Arkusz1.J19:Arkusz1.J19 Arkusz1.M20:Arkusz1.M29 Arkusz1.I6:Arkusz1.I6 Arkusz1.I9:Arkusz1.I15" chart:data-source-has-labels="row" svg:x="1.326cm" svg:y="1.271cm" svg:width="11.309cm" svg:height="6.504cm">
          <chartooo:coordinate-region svg:x="2.688cm" svg:y="1.47cm" svg:width="9.575cm" svg:height="5.658cm"/>
          <chart:axis chart:dimension="x" chart:name="primary-x" chart:style-name="ch5">
            <chart:title svg:x="5.573cm" svg:y="7.953cm" chart:style-name="ch6">
              <text:p>Ilość wierzchołków</text:p>
            </chart:title>
          </chart:axis>
          <chart:axis chart:dimension="y" chart:name="primary-y" chart:style-name="ch5">
            <chart:title svg:x="0.451cm" svg:y="6.128cm" chart:style-name="ch7">
              <text:p>Czas przetwarania [s]</text:p>
            </chart:title>
            <chart:grid chart:style-name="ch8" chart:class="major"/>
          </chart:axis>
          <chart:series chart:style-name="ch9" chart:values-cell-range-address="Arkusz1.I20:Arkusz1.I29" chart:label-cell-address="Arkusz1.F19:Arkusz1.F19" chart:class="chart:scatter">
            <chart:domain table:cell-range-address="Arkusz1.E20:Arkusz1.E29"/>
            <chart:data-point chart:repeated="10"/>
          </chart:series>
          <chart:series chart:style-name="ch10" chart:values-cell-range-address="Arkusz1.M20:Arkusz1.M29" chart:label-cell-address="Arkusz1.J19:Arkusz1.J19" chart:class="chart:scatter">
            <chart:data-point chart:repeated="10"/>
          </chart:series>
          <chart:series chart:style-name="ch11" chart:values-cell-range-address="Arkusz1.I9:Arkusz1.I15" chart:label-cell-address="Arkusz1.I6:Arkusz1.I6" chart:class="chart:scatter">
            <chart:domain table:cell-range-address="Arkusz1.E9:Arkusz1.E15"/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E</text:p>
              </table:table-cell>
              <table:table-cell office:value-type="string">
                <text:p>n!</text:p>
                <draw:g>
                  <svg:desc>Arkusz1.F19:Arkusz1.F19</svg:desc>
                </draw:g>
              </table:table-cell>
              <table:table-cell office:value-type="string">
                <text:p>n^2 + 2^n</text:p>
                <draw:g>
                  <svg:desc>Arkusz1.J19:Arkusz1.J19</svg:desc>
                </draw:g>
              </table:table-cell>
              <table:table-cell office:value-type="string">
                <text:p>Kolumna E</text:p>
              </table:table-cell>
              <table:table-cell office:value-type="string">
                <text:p>B&amp;B</text:p>
                <draw:g>
                  <svg:desc>Arkusz1.I6:Arkusz1.I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">
                <text:p>6</text:p>
                <draw:g>
                  <svg:desc>Arkusz1.E20:Arkusz1.E29</svg:desc>
                </draw:g>
              </table:table-cell>
              <table:table-cell office:value-type="float" office:value="0.00085">
                <text:p>0.00085</text:p>
                <draw:g>
                  <svg:desc>Arkusz1.I20:Arkusz1.I29</svg:desc>
                </draw:g>
              </table:table-cell>
              <table:table-cell office:value-type="float" office:value="0.00085">
                <text:p>0.00085</text:p>
                <draw:g>
                  <svg:desc>Arkusz1.M20:Arkusz1.M29</svg:desc>
                </draw:g>
              </table:table-cell>
              <table:table-cell office:value-type="float" office:value="6">
                <text:p>6</text:p>
                <draw:g>
                  <svg:desc>Arkusz1.E9:Arkusz1.E15</svg:desc>
                </draw:g>
              </table:table-cell>
              <table:table-cell office:value-type="float" office:value="0.00068">
                <text:p>0.00068</text:p>
                <draw:g>
                  <svg:desc>Arkusz1.I9:Arkusz1.I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0.00595">
                <text:p>0.00595</text:p>
              </table:table-cell>
              <table:table-cell office:value-type="float" office:value="0.0015045">
                <text:p>0.0015045</text:p>
              </table:table-cell>
              <table:table-cell office:value-type="float" office:value="8">
                <text:p>8</text:p>
              </table:table-cell>
              <table:table-cell office:value-type="float" office:value="0.00088">
                <text:p>0.000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0.0476">
                <text:p>0.0476</text:p>
              </table:table-cell>
              <table:table-cell office:value-type="float" office:value="0.00272">
                <text:p>0.00272</text:p>
              </table:table-cell>
              <table:table-cell office:value-type="float" office:value="10">
                <text:p>10</text:p>
              </table:table-cell>
              <table:table-cell office:value-type="float" office:value="0.0996">
                <text:p>0.09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0.4284">
                <text:p>0.4284</text:p>
              </table:table-cell>
              <table:table-cell office:value-type="float" office:value="0.0050405">
                <text:p>0.0050405</text:p>
              </table:table-cell>
              <table:table-cell office:value-type="float" office:value="11">
                <text:p>11</text:p>
              </table:table-cell>
              <table:table-cell office:value-type="float" office:value="0.3417">
                <text:p>0.34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4.284">
                <text:p>4.284</text:p>
              </table:table-cell>
              <table:table-cell office:value-type="float" office:value="0.009554">
                <text:p>0.009554</text:p>
              </table:table-cell>
              <table:table-cell office:value-type="float" office:value="12">
                <text:p>12</text:p>
              </table:table-cell>
              <table:table-cell office:value-type="float" office:value="1.8648">
                <text:p>1.86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47.124">
                <text:p>47.124</text:p>
              </table:table-cell>
              <table:table-cell office:value-type="float" office:value="0.0184365">
                <text:p>0.0184365</text:p>
              </table:table-cell>
              <table:table-cell office:value-type="float" office:value="14">
                <text:p>14</text:p>
              </table:table-cell>
              <table:table-cell office:value-type="float" office:value="22.4501">
                <text:p>22.45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565.488">
                <text:p>565.488</text:p>
              </table:table-cell>
              <table:table-cell office:value-type="float" office:value="0.03604">
                <text:p>0.03604</text:p>
              </table:table-cell>
              <table:table-cell office:value-type="float" office:value="15">
                <text:p>15</text:p>
              </table:table-cell>
              <table:table-cell office:value-type="float" office:value="62.5262">
                <text:p>62.52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7351.344">
                <text:p>7351.344</text:p>
              </table:table-cell>
              <table:table-cell office:value-type="float" office:value="0.0710685">
                <text:p>0.0710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102918.816">
                <text:p>102918.816</text:p>
              </table:table-cell>
              <table:table-cell office:value-type="float" office:value="0.14093">
                <text:p>0.140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1543782.24">
                <text:p>1543782.24</text:p>
              </table:table-cell>
              <table:table-cell office:value-type="float" office:value="0.2804405">
                <text:p>0.2804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997cm" svg:height="8.881cm" xlink:href=".." xlink:type="simple" chart:class="chart:scatter" chart:style-name="ch1">
        <chart:title svg:x="3.491cm" svg:y="0.313cm" chart:style-name="ch2">
          <text:p>Zależność czasu przetwarzania od ilości wierzchołków</text:p>
        </chart:title>
        <chart:legend chart:legend-position="end" svg:x="16.203cm" svg:y="3.892cm" style:legend-expansion="high" chart:style-name="ch3"/>
        <chart:plot-area chart:style-name="ch4" table:cell-range-address="Arkusz1.E20:Arkusz1.E26 Arkusz1.F19:Arkusz1.G19 Arkusz1.G20:Arkusz1.G26 Arkusz1.F9:Arkusz1.F13" chart:data-source-has-labels="row" svg:x="1.822cm" svg:y="1.348cm" svg:width="13.072cm" svg:height="6.453cm">
          <chartooo:coordinate-region svg:x="3cm" svg:y="1.547cm" svg:width="11.707cm" svg:height="5.607cm"/>
          <chart:axis chart:dimension="x" chart:name="primary-x" chart:style-name="ch5">
            <chart:title svg:x="6.951cm" svg:y="7.978cm" chart:style-name="ch6">
              <text:p>Ilość wierzchołków</text:p>
            </chart:title>
          </chart:axis>
          <chart:axis chart:dimension="y" chart:name="primary-y" chart:style-name="ch7">
            <chart:title svg:x="0.903cm" svg:y="6.258cm" chart:style-name="ch8">
              <text:p>Czas przetwarzania [s]</text:p>
            </chart:title>
            <chart:grid chart:style-name="ch9" chart:class="major"/>
          </chart:axis>
          <chart:series chart:style-name="ch10" chart:values-cell-range-address="Arkusz1.G20:Arkusz1.G26" chart:label-cell-address="Arkusz1.F19:Arkusz1.F19" chart:class="chart:scatter">
            <chart:domain table:cell-range-address="Arkusz1.E20:Arkusz1.E26"/>
            <chart:data-point chart:repeated="7"/>
          </chart:series>
          <chart:series chart:style-name="ch11" chart:values-cell-range-address="Arkusz1.F9:Arkusz1.F13" chart:label-cell-address="Arkusz1.G19:Arkusz1.G19" chart:class="chart:scatter">
            <chart:domain table:cell-range-address="Arkusz1.E9:Arkusz1.E13"/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E</text:p>
              </table:table-cell>
              <table:table-cell office:value-type="string">
                <text:p>n!</text:p>
                <draw:g>
                  <svg:desc>Arkusz1.F19:Arkusz1.F19</svg:desc>
                </draw:g>
              </table:table-cell>
              <table:table-cell office:value-type="string">
                <text:p>Kolumna E</text:p>
              </table:table-cell>
              <table:table-cell office:value-type="string">
                <text:p>BF</text:p>
                <draw:g>
                  <svg:desc>Arkusz1.G19:Arkusz1.G1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">
                <text:p>6</text:p>
                <draw:g>
                  <svg:desc>Arkusz1.E20:Arkusz1.E26</svg:desc>
                </draw:g>
              </table:table-cell>
              <table:table-cell office:value-type="float" office:value="0.00369">
                <text:p>0.00369</text:p>
                <draw:g>
                  <svg:desc>Arkusz1.G20:Arkusz1.G26</svg:desc>
                </draw:g>
              </table:table-cell>
              <table:table-cell office:value-type="float" office:value="6">
                <text:p>6</text:p>
                <draw:g>
                  <svg:desc>Arkusz1.E9:Arkusz1.E13</svg:desc>
                </draw:g>
              </table:table-cell>
              <table:table-cell office:value-type="float" office:value="0.00369">
                <text:p>0.00369</text:p>
                <draw:g>
                  <svg:desc>Arkusz1.F9:Arkusz1.F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0.02583">
                <text:p>0.02583</text:p>
              </table:table-cell>
              <table:table-cell office:value-type="float" office:value="8">
                <text:p>8</text:p>
              </table:table-cell>
              <table:table-cell office:value-type="float" office:value="0.0897">
                <text:p>0.08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0.20664">
                <text:p>0.20664</text:p>
              </table:table-cell>
              <table:table-cell office:value-type="float" office:value="10">
                <text:p>10</text:p>
              </table:table-cell>
              <table:table-cell office:value-type="float" office:value="2.40684">
                <text:p>2.406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1.85976">
                <text:p>1.85976</text:p>
              </table:table-cell>
              <table:table-cell office:value-type="float" office:value="11">
                <text:p>11</text:p>
              </table:table-cell>
              <table:table-cell office:value-type="float" office:value="26.44567">
                <text:p>26.445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8.5976">
                <text:p>18.5976</text:p>
              </table:table-cell>
              <table:table-cell office:value-type="float" office:value="12">
                <text:p>12</text:p>
              </table:table-cell>
              <table:table-cell office:value-type="float" office:value="298.28258">
                <text:p>298.282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204.5736">
                <text:p>204.5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2454.8832">
                <text:p>2454.8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795cm" svg:height="9.438cm" xlink:href=".." xlink:type="simple" chart:class="chart:scatter" chart:style-name="ch1">
        <chart:title svg:x="2.324cm" svg:y="0.324cm" chart:style-name="ch2">
          <text:p>Zależność czasu przetwarzania od ilości wierzchołków </text:p>
        </chart:title>
        <chart:legend chart:legend-position="end" svg:x="12.969cm" svg:y="4.171cm" style:legend-expansion="high" chart:style-name="ch3"/>
        <chart:plot-area chart:style-name="ch4" table:cell-range-address="Arkusz1.E20:Arkusz1.E29 Arkusz1.J19:Arkusz1.J19 Arkusz1.L20:Arkusz1.L29 Arkusz1.G6:Arkusz1.G6 Arkusz1.G9:Arkusz1.G15" chart:data-source-has-labels="row" svg:x="1.456cm" svg:y="1.318cm" svg:width="11.063cm" svg:height="6.977cm">
          <chartooo:coordinate-region svg:x="2.739cm" svg:y="1.518cm" svg:width="9.593cm" svg:height="6.13cm"/>
          <chart:axis chart:dimension="x" chart:name="primary-x" chart:style-name="ch5">
            <chart:title svg:x="5.58cm" svg:y="8.483cm" chart:style-name="ch6">
              <text:p>Ilość wierzchołków</text:p>
            </chart:title>
          </chart:axis>
          <chart:axis chart:dimension="y" chart:name="primary-y" chart:style-name="ch7">
            <chart:title svg:x="0.581cm" svg:y="6.49cm" chart:style-name="ch8">
              <text:p>Czas przetwarzania [s]</text:p>
            </chart:title>
            <chart:grid chart:style-name="ch9" chart:class="major"/>
          </chart:axis>
          <chart:series chart:style-name="ch10" chart:values-cell-range-address="Arkusz1.L20:Arkusz1.L29" chart:label-cell-address="Arkusz1.J19:Arkusz1.J19" chart:class="chart:scatter">
            <chart:domain table:cell-range-address="Arkusz1.E20:Arkusz1.E29"/>
            <chart:data-point chart:repeated="10"/>
          </chart:series>
          <chart:series chart:style-name="ch11" chart:values-cell-range-address="Arkusz1.G9:Arkusz1.G15" chart:label-cell-address="Arkusz1.G6:Arkusz1.G6" chart:class="chart:scatter">
            <chart:domain table:cell-range-address="Arkusz1.E9:Arkusz1.E15"/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E</text:p>
              </table:table-cell>
              <table:table-cell office:value-type="string">
                <text:p>n^2 + 2^n</text:p>
                <draw:g>
                  <svg:desc>Arkusz1.J19:Arkusz1.J19</svg:desc>
                </draw:g>
              </table:table-cell>
              <table:table-cell office:value-type="string">
                <text:p>Kolumna E</text:p>
              </table:table-cell>
              <table:table-cell office:value-type="string">
                <text:p>PD</text:p>
                <draw:g>
                  <svg:desc>Arkusz1.G6:Arkusz1.G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">
                <text:p>6</text:p>
                <draw:g>
                  <svg:desc>Arkusz1.E20:Arkusz1.E29</svg:desc>
                </draw:g>
              </table:table-cell>
              <table:table-cell office:value-type="float" office:value="0.000961">
                <text:p>0.000961</text:p>
                <draw:g>
                  <svg:desc>Arkusz1.L20:Arkusz1.L29</svg:desc>
                </draw:g>
              </table:table-cell>
              <table:table-cell office:value-type="float" office:value="6">
                <text:p>6</text:p>
                <draw:g>
                  <svg:desc>Arkusz1.E9:Arkusz1.E15</svg:desc>
                </draw:g>
              </table:table-cell>
              <table:table-cell office:value-type="float" office:value="0.000879">
                <text:p>0.000879</text:p>
                <draw:g>
                  <svg:desc>Arkusz1.G9:Arkusz1.G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0.00170097">
                <text:p>0.00170097</text:p>
              </table:table-cell>
              <table:table-cell office:value-type="float" office:value="8">
                <text:p>8</text:p>
              </table:table-cell>
              <table:table-cell office:value-type="float" office:value="0.02309">
                <text:p>0.023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0.0030752">
                <text:p>0.0030752</text:p>
              </table:table-cell>
              <table:table-cell office:value-type="float" office:value="10">
                <text:p>10</text:p>
              </table:table-cell>
              <table:table-cell office:value-type="float" office:value="0.07665">
                <text:p>0.076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0.00569873">
                <text:p>0.00569873</text:p>
              </table:table-cell>
              <table:table-cell office:value-type="float" office:value="11">
                <text:p>11</text:p>
              </table:table-cell>
              <table:table-cell office:value-type="float" office:value="0.33129">
                <text:p>0.331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0.01080164">
                <text:p>0.01080164</text:p>
              </table:table-cell>
              <table:table-cell office:value-type="float" office:value="12">
                <text:p>12</text:p>
              </table:table-cell>
              <table:table-cell office:value-type="float" office:value="0.82955">
                <text:p>0.829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0.02084409">
                <text:p>0.02084409</text:p>
              </table:table-cell>
              <table:table-cell office:value-type="float" office:value="14">
                <text:p>14</text:p>
              </table:table-cell>
              <table:table-cell office:value-type="float" office:value="19.74535">
                <text:p>19.745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0.0407464">
                <text:p>0.0407464</text:p>
              </table:table-cell>
              <table:table-cell office:value-type="float" office:value="15">
                <text:p>15</text:p>
              </table:table-cell>
              <table:table-cell office:value-type="float" office:value="123.3112">
                <text:p>123.31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0.08034921">
                <text:p>0.08034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0.1593338">
                <text:p>0.1593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0.31706273">
                <text:p>0.31706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746cm" svg:height="8.987cm" xlink:href=".." xlink:type="simple" chart:class="chart:scatter" chart:style-name="ch1">
        <chart:title svg:x="2.366cm" svg:y="0.315cm" chart:style-name="ch2">
          <text:p>Zależność czasu przetwarzania od ilości wierzchołków</text:p>
        </chart:title>
        <chart:legend chart:legend-position="end" svg:x="12.92cm" svg:y="3.696cm" style:legend-expansion="high" chart:style-name="ch3"/>
        <chart:plot-area chart:style-name="ch4" table:cell-range-address="Arkusz1.E20:Arkusz1.E29 Arkusz1.F19:Arkusz1.F19 Arkusz1.I20:Arkusz1.I29 Arkusz1.J19:Arkusz1.J19 Arkusz1.M20:Arkusz1.M29 Arkusz1.I6:Arkusz1.I6 Arkusz1.I9:Arkusz1.I15" chart:data-source-has-labels="row" svg:x="1.718cm" svg:y="1.349cm" svg:width="10.906cm" svg:height="6.549cm">
          <chartooo:coordinate-region svg:x="3.636cm" svg:y="1.548cm" svg:width="8.801cm" svg:height="5.703cm"/>
          <chart:axis chart:dimension="x" chart:name="primary-x" chart:style-name="ch5">
            <chart:title svg:x="5.764cm" svg:y="8.077cm" chart:style-name="ch6">
              <text:p>Ilość wierzchołków</text:p>
            </chart:title>
          </chart:axis>
          <chart:axis chart:dimension="y" chart:name="primary-y" chart:style-name="ch7">
            <chart:title svg:x="0.844cm" svg:y="6.228cm" chart:style-name="ch8">
              <text:p>Czas przetwarania [s]</text:p>
            </chart:title>
            <chart:grid chart:style-name="ch9" chart:class="major"/>
          </chart:axis>
          <chart:series chart:style-name="ch10" chart:values-cell-range-address="Arkusz1.I20:Arkusz1.I29" chart:label-cell-address="Arkusz1.F19:Arkusz1.F19" chart:class="chart:scatter">
            <chart:domain table:cell-range-address="Arkusz1.E20:Arkusz1.E29"/>
            <chart:data-point chart:repeated="10"/>
          </chart:series>
          <chart:series chart:style-name="ch11" chart:values-cell-range-address="Arkusz1.M20:Arkusz1.M29" chart:label-cell-address="Arkusz1.J19:Arkusz1.J19" chart:class="chart:scatter">
            <chart:data-point chart:repeated="10"/>
          </chart:series>
          <chart:series chart:style-name="ch12" chart:values-cell-range-address="Arkusz1.I9:Arkusz1.I15" chart:label-cell-address="Arkusz1.I6:Arkusz1.I6" chart:class="chart:scatter">
            <chart:domain table:cell-range-address="Arkusz1.E9:Arkusz1.E15"/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E</text:p>
              </table:table-cell>
              <table:table-cell office:value-type="string">
                <text:p>n!</text:p>
                <draw:g>
                  <svg:desc>Arkusz1.F19:Arkusz1.F19</svg:desc>
                </draw:g>
              </table:table-cell>
              <table:table-cell office:value-type="string">
                <text:p>n^2 + 2^n</text:p>
                <draw:g>
                  <svg:desc>Arkusz1.J19:Arkusz1.J19</svg:desc>
                </draw:g>
              </table:table-cell>
              <table:table-cell office:value-type="string">
                <text:p>Kolumna E</text:p>
              </table:table-cell>
              <table:table-cell office:value-type="string">
                <text:p>B&amp;B</text:p>
                <draw:g>
                  <svg:desc>Arkusz1.I6:Arkusz1.I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">
                <text:p>6</text:p>
                <draw:g>
                  <svg:desc>Arkusz1.E20:Arkusz1.E29</svg:desc>
                </draw:g>
              </table:table-cell>
              <table:table-cell office:value-type="float" office:value="0.00085">
                <text:p>0.00085</text:p>
                <draw:g>
                  <svg:desc>Arkusz1.I20:Arkusz1.I29</svg:desc>
                </draw:g>
              </table:table-cell>
              <table:table-cell office:value-type="float" office:value="0.00085">
                <text:p>0.00085</text:p>
                <draw:g>
                  <svg:desc>Arkusz1.M20:Arkusz1.M29</svg:desc>
                </draw:g>
              </table:table-cell>
              <table:table-cell office:value-type="float" office:value="6">
                <text:p>6</text:p>
                <draw:g>
                  <svg:desc>Arkusz1.E9:Arkusz1.E15</svg:desc>
                </draw:g>
              </table:table-cell>
              <table:table-cell office:value-type="float" office:value="0.00068">
                <text:p>0.00068</text:p>
                <draw:g>
                  <svg:desc>Arkusz1.I9:Arkusz1.I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0.00595">
                <text:p>0.00595</text:p>
              </table:table-cell>
              <table:table-cell office:value-type="float" office:value="0.0015045">
                <text:p>0.0015045</text:p>
              </table:table-cell>
              <table:table-cell office:value-type="float" office:value="8">
                <text:p>8</text:p>
              </table:table-cell>
              <table:table-cell office:value-type="float" office:value="0.00088">
                <text:p>0.000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0.0476">
                <text:p>0.0476</text:p>
              </table:table-cell>
              <table:table-cell office:value-type="float" office:value="0.00272">
                <text:p>0.00272</text:p>
              </table:table-cell>
              <table:table-cell office:value-type="float" office:value="10">
                <text:p>10</text:p>
              </table:table-cell>
              <table:table-cell office:value-type="float" office:value="0.0996">
                <text:p>0.09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0.4284">
                <text:p>0.4284</text:p>
              </table:table-cell>
              <table:table-cell office:value-type="float" office:value="0.0050405">
                <text:p>0.0050405</text:p>
              </table:table-cell>
              <table:table-cell office:value-type="float" office:value="11">
                <text:p>11</text:p>
              </table:table-cell>
              <table:table-cell office:value-type="float" office:value="0.3417">
                <text:p>0.34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4.284">
                <text:p>4.284</text:p>
              </table:table-cell>
              <table:table-cell office:value-type="float" office:value="0.009554">
                <text:p>0.009554</text:p>
              </table:table-cell>
              <table:table-cell office:value-type="float" office:value="12">
                <text:p>12</text:p>
              </table:table-cell>
              <table:table-cell office:value-type="float" office:value="1.8648">
                <text:p>1.86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47.124">
                <text:p>47.124</text:p>
              </table:table-cell>
              <table:table-cell office:value-type="float" office:value="0.0184365">
                <text:p>0.0184365</text:p>
              </table:table-cell>
              <table:table-cell office:value-type="float" office:value="14">
                <text:p>14</text:p>
              </table:table-cell>
              <table:table-cell office:value-type="float" office:value="22.4501">
                <text:p>22.45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565.488">
                <text:p>565.488</text:p>
              </table:table-cell>
              <table:table-cell office:value-type="float" office:value="0.03604">
                <text:p>0.03604</text:p>
              </table:table-cell>
              <table:table-cell office:value-type="float" office:value="15">
                <text:p>15</text:p>
              </table:table-cell>
              <table:table-cell office:value-type="float" office:value="62.5262">
                <text:p>62.52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7351.344">
                <text:p>7351.344</text:p>
              </table:table-cell>
              <table:table-cell office:value-type="float" office:value="0.0710685">
                <text:p>0.0710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102918.816">
                <text:p>102918.816</text:p>
              </table:table-cell>
              <table:table-cell office:value-type="float" office:value="0.14093">
                <text:p>0.140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1543782.24">
                <text:p>1543782.24</text:p>
              </table:table-cell>
              <table:table-cell office:value-type="float" office:value="0.2804405">
                <text:p>0.2804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8.031cm" svg:height="8.827cm" xlink:href=".." xlink:type="simple" chart:class="chart:scatter" chart:style-name="ch1">
        <chart:title svg:x="5.452cm" svg:y="0.312cm" chart:style-name="ch2">
          <text:p>Porownianie zastosowanych metod</text:p>
        </chart:title>
        <chart:legend chart:legend-position="end" svg:x="15.126cm" svg:y="2.869cm" style:legend-expansion="high" chart:style-name="ch3"/>
        <chart:plot-area chart:style-name="ch4" table:cell-range-address="Arkusz1.E9:Arkusz1.F13 Arkusz1.F19:Arkusz1.G19 Arkusz1.I19:Arkusz1.J19 Arkusz1.I9:Arkusz1.I15 Arkusz1.G6:Arkusz1.G6 Arkusz1.G9:Arkusz1.G15 Arkusz1.G20:Arkusz1.G26 Arkusz1.H8:Arkusz1.H15 Arkusz1.M20:Arkusz1.M29" chart:data-source-has-labels="row" svg:x="1.371cm" svg:y="1.267cm" svg:width="13.395cm" svg:height="6.403cm">
          <chartooo:coordinate-region svg:x="2.363cm" svg:y="1.467cm" svg:width="12.216cm" svg:height="5.556cm"/>
          <chart:axis chart:dimension="x" chart:name="primary-x" chart:style-name="ch5">
            <chart:title svg:x="6.661cm" svg:y="7.846cm" chart:style-name="ch6">
              <text:p>Ilość wierzchołków</text:p>
            </chart:title>
          </chart:axis>
          <chart:axis chart:dimension="y" chart:name="primary-y" chart:style-name="ch5">
            <chart:title svg:x="0.451cm" svg:y="6.152cm" chart:style-name="ch7">
              <text:p>Czas przetwarzania [s]</text:p>
            </chart:title>
            <chart:grid chart:style-name="ch8" chart:class="major"/>
          </chart:axis>
          <chart:series chart:style-name="ch9" chart:values-cell-range-address="Arkusz1.F9:Arkusz1.F13" chart:label-cell-address="Arkusz1.G19:Arkusz1.G19" chart:class="chart:scatter">
            <chart:domain table:cell-range-address="Arkusz1.E9:Arkusz1.E13"/>
            <chart:data-point chart:repeated="5"/>
          </chart:series>
          <chart:series chart:style-name="ch10" chart:values-cell-range-address="Arkusz1.I9:Arkusz1.I15" chart:label-cell-address="Arkusz1.I19:Arkusz1.I19" chart:class="chart:scatter">
            <chart:domain table:cell-range-address="Arkusz1.E9:Arkusz1.E15"/>
            <chart:data-point chart:repeated="7"/>
          </chart:series>
          <chart:series chart:style-name="ch11" chart:values-cell-range-address="Arkusz1.G9:Arkusz1.G15" chart:label-cell-address="Arkusz1.G6:Arkusz1.G6" chart:class="chart:scatter">
            <chart:domain table:cell-range-address="Arkusz1.E9:Arkusz1.E15"/>
            <chart:data-point chart:repeated="7"/>
          </chart:series>
          <chart:series chart:style-name="ch12" chart:values-cell-range-address="Arkusz1.G20:Arkusz1.G26" chart:label-cell-address="Arkusz1.F19:Arkusz1.F19" chart:class="chart:scatter">
            <chart:domain table:cell-range-address="Arkusz1.E20:Arkusz1.E26"/>
            <chart:data-point chart:repeated="7"/>
          </chart:series>
          <chart:series chart:style-name="ch13" chart:values-cell-range-address="Arkusz1.H8:Arkusz1.H15" loext:label-string="zachłanna" chart:class="chart:scatter">
            <chart:domain table:cell-range-address="Arkusz1.E20:Arkusz1.E29"/>
            <chart:data-point chart:repeated="10"/>
          </chart:series>
          <chart:series chart:style-name="ch14" chart:values-cell-range-address="Arkusz1.M20:Arkusz1.M29" chart:label-cell-address="Arkusz1.J19:Arkusz1.J19" chart:class="chart:scatter">
            <chart:domain table:cell-range-address="Arkusz1.E20:Arkusz1.E29"/>
            <chart:data-point chart:repeated="1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E</text:p>
              </table:table-cell>
              <table:table-cell office:value-type="string">
                <text:p>BF</text:p>
                <draw:g>
                  <svg:desc>Arkusz1.G19:Arkusz1.G19</svg:desc>
                </draw:g>
              </table:table-cell>
              <table:table-cell office:value-type="string">
                <text:p>Kolumna E</text:p>
              </table:table-cell>
              <table:table-cell office:value-type="string">
                <text:p>B&amp;B</text:p>
                <draw:g>
                  <svg:desc>Arkusz1.I19:Arkusz1.I19</svg:desc>
                </draw:g>
              </table:table-cell>
              <table:table-cell office:value-type="string">
                <text:p>Kolumna E</text:p>
              </table:table-cell>
              <table:table-cell office:value-type="string">
                <text:p>PD</text:p>
                <draw:g>
                  <svg:desc>Arkusz1.G6:Arkusz1.G6</svg:desc>
                </draw:g>
              </table:table-cell>
              <table:table-cell office:value-type="string">
                <text:p>Kolumna E</text:p>
              </table:table-cell>
              <table:table-cell office:value-type="string">
                <text:p>n!</text:p>
                <draw:g>
                  <svg:desc>Arkusz1.F19:Arkusz1.F19</svg:desc>
                </draw:g>
              </table:table-cell>
              <table:table-cell office:value-type="string">
                <text:p>Kolumna E</text:p>
              </table:table-cell>
              <table:table-cell office:value-type="string">
                <text:p>zachłanna</text:p>
              </table:table-cell>
              <table:table-cell office:value-type="string">
                <text:p>Kolumna E</text:p>
              </table:table-cell>
              <table:table-cell office:value-type="string">
                <text:p>n^2 + 2^n</text:p>
                <draw:g>
                  <svg:desc>Arkusz1.J19:Arkusz1.J1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">
                <text:p>6</text:p>
                <draw:g>
                  <svg:desc>Arkusz1.E9:Arkusz1.E13</svg:desc>
                </draw:g>
              </table:table-cell>
              <table:table-cell office:value-type="float" office:value="0.00369">
                <text:p>0.00369</text:p>
                <draw:g>
                  <svg:desc>Arkusz1.F9:Arkusz1.F13</svg:desc>
                </draw:g>
              </table:table-cell>
              <table:table-cell office:value-type="float" office:value="6">
                <text:p>6</text:p>
                <draw:g>
                  <svg:desc>Arkusz1.E9:Arkusz1.E15</svg:desc>
                </draw:g>
              </table:table-cell>
              <table:table-cell office:value-type="float" office:value="0.00068">
                <text:p>0.00068</text:p>
                <draw:g>
                  <svg:desc>Arkusz1.I9:Arkusz1.I15</svg:desc>
                </draw:g>
              </table:table-cell>
              <table:table-cell office:value-type="float" office:value="6">
                <text:p>6</text:p>
                <draw:g>
                  <svg:desc>Arkusz1.E9:Arkusz1.E15</svg:desc>
                </draw:g>
              </table:table-cell>
              <table:table-cell office:value-type="float" office:value="0.000879">
                <text:p>0.000879</text:p>
                <draw:g>
                  <svg:desc>Arkusz1.G9:Arkusz1.G15</svg:desc>
                </draw:g>
              </table:table-cell>
              <table:table-cell office:value-type="float" office:value="6">
                <text:p>6</text:p>
                <draw:g>
                  <svg:desc>Arkusz1.E20:Arkusz1.E26</svg:desc>
                </draw:g>
              </table:table-cell>
              <table:table-cell office:value-type="float" office:value="0.00369">
                <text:p>0.00369</text:p>
                <draw:g>
                  <svg:desc>Arkusz1.G20:Arkusz1.G26</svg:desc>
                </draw:g>
              </table:table-cell>
              <table:table-cell office:value-type="float" office:value="6">
                <text:p>6</text:p>
                <draw:g>
                  <svg:desc>Arkusz1.E20:Arkusz1.E29</svg:desc>
                </draw:g>
              </table:table-cell>
              <table:table-cell office:value-type="float" office:value="0.00025">
                <text:p>0.00025</text:p>
                <draw:g>
                  <svg:desc>Arkusz1.H8:Arkusz1.H15</svg:desc>
                </draw:g>
              </table:table-cell>
              <table:table-cell office:value-type="float" office:value="6">
                <text:p>6</text:p>
                <draw:g>
                  <svg:desc>Arkusz1.E20:Arkusz1.E29</svg:desc>
                </draw:g>
              </table:table-cell>
              <table:table-cell office:value-type="float" office:value="0.00085">
                <text:p>0.00085</text:p>
                <draw:g>
                  <svg:desc>Arkusz1.M20:Arkusz1.M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0.0897">
                <text:p>0.0897</text:p>
              </table:table-cell>
              <table:table-cell office:value-type="float" office:value="8">
                <text:p>8</text:p>
              </table:table-cell>
              <table:table-cell office:value-type="float" office:value="0.00088">
                <text:p>0.00088</text:p>
              </table:table-cell>
              <table:table-cell office:value-type="float" office:value="8">
                <text:p>8</text:p>
              </table:table-cell>
              <table:table-cell office:value-type="float" office:value="0.02309">
                <text:p>0.02309</text:p>
              </table:table-cell>
              <table:table-cell office:value-type="float" office:value="7">
                <text:p>7</text:p>
              </table:table-cell>
              <table:table-cell office:value-type="float" office:value="0.02583">
                <text:p>0.02583</text:p>
              </table:table-cell>
              <table:table-cell office:value-type="float" office:value="7">
                <text:p>7</text:p>
              </table:table-cell>
              <table:table-cell office:value-type="float" office:value="0.00012">
                <text:p>0.00012</text:p>
              </table:table-cell>
              <table:table-cell office:value-type="float" office:value="7">
                <text:p>7</text:p>
              </table:table-cell>
              <table:table-cell office:value-type="float" office:value="0.0015045">
                <text:p>0.00150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.40684">
                <text:p>2.40684</text:p>
              </table:table-cell>
              <table:table-cell office:value-type="float" office:value="10">
                <text:p>10</text:p>
              </table:table-cell>
              <table:table-cell office:value-type="float" office:value="0.0996">
                <text:p>0.0996</text:p>
              </table:table-cell>
              <table:table-cell office:value-type="float" office:value="10">
                <text:p>10</text:p>
              </table:table-cell>
              <table:table-cell office:value-type="float" office:value="0.07665">
                <text:p>0.07665</text:p>
              </table:table-cell>
              <table:table-cell office:value-type="float" office:value="8">
                <text:p>8</text:p>
              </table:table-cell>
              <table:table-cell office:value-type="float" office:value="0.20664">
                <text:p>0.20664</text:p>
              </table:table-cell>
              <table:table-cell office:value-type="float" office:value="8">
                <text:p>8</text:p>
              </table:table-cell>
              <table:table-cell office:value-type="float" office:value="0.00014">
                <text:p>0.00014</text:p>
              </table:table-cell>
              <table:table-cell office:value-type="float" office:value="8">
                <text:p>8</text:p>
              </table:table-cell>
              <table:table-cell office:value-type="float" office:value="0.00272">
                <text:p>0.002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26.44567">
                <text:p>26.44567</text:p>
              </table:table-cell>
              <table:table-cell office:value-type="float" office:value="11">
                <text:p>11</text:p>
              </table:table-cell>
              <table:table-cell office:value-type="float" office:value="0.3417">
                <text:p>0.3417</text:p>
              </table:table-cell>
              <table:table-cell office:value-type="float" office:value="11">
                <text:p>11</text:p>
              </table:table-cell>
              <table:table-cell office:value-type="float" office:value="0.33129">
                <text:p>0.33129</text:p>
              </table:table-cell>
              <table:table-cell office:value-type="float" office:value="9">
                <text:p>9</text:p>
              </table:table-cell>
              <table:table-cell office:value-type="float" office:value="1.85976">
                <text:p>1.85976</text:p>
              </table:table-cell>
              <table:table-cell office:value-type="float" office:value="9">
                <text:p>9</text:p>
              </table:table-cell>
              <table:table-cell office:value-type="float" office:value="0.00025">
                <text:p>0.00025</text:p>
              </table:table-cell>
              <table:table-cell office:value-type="float" office:value="9">
                <text:p>9</text:p>
              </table:table-cell>
              <table:table-cell office:value-type="float" office:value="0.0050405">
                <text:p>0.00504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298.28258">
                <text:p>298.28258</text:p>
              </table:table-cell>
              <table:table-cell office:value-type="float" office:value="12">
                <text:p>12</text:p>
              </table:table-cell>
              <table:table-cell office:value-type="float" office:value="1.8648">
                <text:p>1.8648</text:p>
              </table:table-cell>
              <table:table-cell office:value-type="float" office:value="12">
                <text:p>12</text:p>
              </table:table-cell>
              <table:table-cell office:value-type="float" office:value="0.82955">
                <text:p>0.82955</text:p>
              </table:table-cell>
              <table:table-cell office:value-type="float" office:value="10">
                <text:p>10</text:p>
              </table:table-cell>
              <table:table-cell office:value-type="float" office:value="18.5976">
                <text:p>18.5976</text:p>
              </table:table-cell>
              <table:table-cell office:value-type="float" office:value="10">
                <text:p>10</text:p>
              </table:table-cell>
              <table:table-cell office:value-type="float" office:value="0.00027">
                <text:p>0.00027</text:p>
              </table:table-cell>
              <table:table-cell office:value-type="float" office:value="10">
                <text:p>10</text:p>
              </table:table-cell>
              <table:table-cell office:value-type="float" office:value="0.009554">
                <text:p>0.0095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22.4501">
                <text:p>22.4501</text:p>
              </table:table-cell>
              <table:table-cell office:value-type="float" office:value="14">
                <text:p>14</text:p>
              </table:table-cell>
              <table:table-cell office:value-type="float" office:value="19.74535">
                <text:p>19.74535</text:p>
              </table:table-cell>
              <table:table-cell office:value-type="float" office:value="11">
                <text:p>11</text:p>
              </table:table-cell>
              <table:table-cell office:value-type="float" office:value="204.5736">
                <text:p>204.5736</text:p>
              </table:table-cell>
              <table:table-cell office:value-type="float" office:value="11">
                <text:p>11</text:p>
              </table:table-cell>
              <table:table-cell office:value-type="float" office:value="0.00026">
                <text:p>0.00026</text:p>
              </table:table-cell>
              <table:table-cell office:value-type="float" office:value="11">
                <text:p>11</text:p>
              </table:table-cell>
              <table:table-cell office:value-type="float" office:value="0.0184365">
                <text:p>0.01843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62.5262">
                <text:p>62.5262</text:p>
              </table:table-cell>
              <table:table-cell office:value-type="float" office:value="15">
                <text:p>15</text:p>
              </table:table-cell>
              <table:table-cell office:value-type="float" office:value="123.3112">
                <text:p>123.3112</text:p>
              </table:table-cell>
              <table:table-cell office:value-type="float" office:value="12">
                <text:p>12</text:p>
              </table:table-cell>
              <table:table-cell office:value-type="float" office:value="2454.8832">
                <text:p>2454.8832</text:p>
              </table:table-cell>
              <table:table-cell office:value-type="float" office:value="12">
                <text:p>12</text:p>
              </table:table-cell>
              <table:table-cell office:value-type="float" office:value="0.00044">
                <text:p>0.00044</text:p>
              </table:table-cell>
              <table:table-cell office:value-type="float" office:value="12">
                <text:p>12</text:p>
              </table:table-cell>
              <table:table-cell office:value-type="float" office:value="0.03604">
                <text:p>0.036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0.00041">
                <text:p>0.00041</text:p>
              </table:table-cell>
              <table:table-cell office:value-type="float" office:value="13">
                <text:p>13</text:p>
              </table:table-cell>
              <table:table-cell office:value-type="float" office:value="0.0710685">
                <text:p>0.07106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0.14093">
                <text:p>0.1409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0.2804405">
                <text:p>0.280440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8.031cm" svg:height="8.827cm" xlink:href=".." xlink:type="simple" chart:class="chart:scatter" chart:style-name="ch1">
        <chart:title svg:x="5.452cm" svg:y="0.312cm" chart:style-name="ch2">
          <text:p>Porownianie zastosowanych metod</text:p>
        </chart:title>
        <chart:legend chart:legend-position="end" svg:x="15.126cm" svg:y="2.869cm" style:legend-expansion="high" chart:style-name="ch3"/>
        <chart:plot-area chart:style-name="ch4" table:cell-range-address="Arkusz1.E9:Arkusz1.F13 Arkusz1.F19:Arkusz1.G19 Arkusz1.I19:Arkusz1.J19 Arkusz1.I9:Arkusz1.I15 Arkusz1.G6:Arkusz1.G6 Arkusz1.G9:Arkusz1.G15 Arkusz1.G20:Arkusz1.G26 Arkusz1.H8:Arkusz1.H15 Arkusz1.M20:Arkusz1.M29" chart:data-source-has-labels="row" svg:x="1.371cm" svg:y="1.267cm" svg:width="13.395cm" svg:height="6.403cm">
          <chartooo:coordinate-region svg:x="2.654cm" svg:y="1.467cm" svg:width="11.925cm" svg:height="5.556cm"/>
          <chart:axis chart:dimension="x" chart:name="primary-x" chart:style-name="ch5">
            <chart:title svg:x="6.661cm" svg:y="7.846cm" chart:style-name="ch6">
              <text:p>Ilość wierzchołków</text:p>
            </chart:title>
          </chart:axis>
          <chart:axis chart:dimension="y" chart:name="primary-y" chart:style-name="ch7">
            <chart:title svg:x="0.451cm" svg:y="6.152cm" chart:style-name="ch8">
              <text:p>Czas przetwarzania [s]</text:p>
            </chart:title>
            <chart:grid chart:style-name="ch9" chart:class="major"/>
          </chart:axis>
          <chart:series chart:style-name="ch10" chart:values-cell-range-address="Arkusz1.F9:Arkusz1.F13" chart:label-cell-address="Arkusz1.G19:Arkusz1.G19" chart:class="chart:scatter">
            <chart:domain table:cell-range-address="Arkusz1.E9:Arkusz1.E13"/>
            <chart:data-point chart:repeated="5"/>
          </chart:series>
          <chart:series chart:style-name="ch11" chart:values-cell-range-address="Arkusz1.I9:Arkusz1.I15" chart:label-cell-address="Arkusz1.I19:Arkusz1.I19" chart:class="chart:scatter">
            <chart:domain table:cell-range-address="Arkusz1.E9:Arkusz1.E15"/>
            <chart:data-point chart:repeated="7"/>
          </chart:series>
          <chart:series chart:style-name="ch12" chart:values-cell-range-address="Arkusz1.G9:Arkusz1.G15" chart:label-cell-address="Arkusz1.G6:Arkusz1.G6" chart:class="chart:scatter">
            <chart:domain table:cell-range-address="Arkusz1.E9:Arkusz1.E15"/>
            <chart:data-point chart:repeated="7"/>
          </chart:series>
          <chart:series chart:style-name="ch13" chart:values-cell-range-address="Arkusz1.G20:Arkusz1.G26" chart:label-cell-address="Arkusz1.F19:Arkusz1.F19" chart:class="chart:scatter">
            <chart:domain table:cell-range-address="Arkusz1.E20:Arkusz1.E26"/>
            <chart:data-point chart:repeated="7"/>
          </chart:series>
          <chart:series chart:style-name="ch14" chart:values-cell-range-address="Arkusz1.H8:Arkusz1.H15" loext:label-string="zachłanna" chart:class="chart:scatter">
            <chart:domain table:cell-range-address="Arkusz1.E20:Arkusz1.E29"/>
            <chart:data-point chart:repeated="10"/>
          </chart:series>
          <chart:series chart:style-name="ch15" chart:values-cell-range-address="Arkusz1.M20:Arkusz1.M29" chart:label-cell-address="Arkusz1.J19:Arkusz1.J19" chart:class="chart:scatter">
            <chart:domain table:cell-range-address="Arkusz1.E20:Arkusz1.E29"/>
            <chart:data-point chart:repeated="1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E</text:p>
              </table:table-cell>
              <table:table-cell office:value-type="string">
                <text:p>BF</text:p>
                <draw:g>
                  <svg:desc>Arkusz1.G19:Arkusz1.G19</svg:desc>
                </draw:g>
              </table:table-cell>
              <table:table-cell office:value-type="string">
                <text:p>Kolumna E</text:p>
              </table:table-cell>
              <table:table-cell office:value-type="string">
                <text:p>B&amp;B</text:p>
                <draw:g>
                  <svg:desc>Arkusz1.I19:Arkusz1.I19</svg:desc>
                </draw:g>
              </table:table-cell>
              <table:table-cell office:value-type="string">
                <text:p>Kolumna E</text:p>
              </table:table-cell>
              <table:table-cell office:value-type="string">
                <text:p>PD</text:p>
                <draw:g>
                  <svg:desc>Arkusz1.G6:Arkusz1.G6</svg:desc>
                </draw:g>
              </table:table-cell>
              <table:table-cell office:value-type="string">
                <text:p>Kolumna E</text:p>
              </table:table-cell>
              <table:table-cell office:value-type="string">
                <text:p>n!</text:p>
                <draw:g>
                  <svg:desc>Arkusz1.F19:Arkusz1.F19</svg:desc>
                </draw:g>
              </table:table-cell>
              <table:table-cell office:value-type="string">
                <text:p>Kolumna E</text:p>
              </table:table-cell>
              <table:table-cell office:value-type="string">
                <text:p>zachłanna</text:p>
              </table:table-cell>
              <table:table-cell office:value-type="string">
                <text:p>Kolumna E</text:p>
              </table:table-cell>
              <table:table-cell office:value-type="string">
                <text:p>n^2 + 2^n</text:p>
                <draw:g>
                  <svg:desc>Arkusz1.J19:Arkusz1.J1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">
                <text:p>6</text:p>
                <draw:g>
                  <svg:desc>Arkusz1.E9:Arkusz1.E13</svg:desc>
                </draw:g>
              </table:table-cell>
              <table:table-cell office:value-type="float" office:value="0.00369">
                <text:p>0.00369</text:p>
                <draw:g>
                  <svg:desc>Arkusz1.F9:Arkusz1.F13</svg:desc>
                </draw:g>
              </table:table-cell>
              <table:table-cell office:value-type="float" office:value="6">
                <text:p>6</text:p>
                <draw:g>
                  <svg:desc>Arkusz1.E9:Arkusz1.E15</svg:desc>
                </draw:g>
              </table:table-cell>
              <table:table-cell office:value-type="float" office:value="0.00068">
                <text:p>0.00068</text:p>
                <draw:g>
                  <svg:desc>Arkusz1.I9:Arkusz1.I15</svg:desc>
                </draw:g>
              </table:table-cell>
              <table:table-cell office:value-type="float" office:value="6">
                <text:p>6</text:p>
                <draw:g>
                  <svg:desc>Arkusz1.E9:Arkusz1.E15</svg:desc>
                </draw:g>
              </table:table-cell>
              <table:table-cell office:value-type="float" office:value="0.000879">
                <text:p>0.000879</text:p>
                <draw:g>
                  <svg:desc>Arkusz1.G9:Arkusz1.G15</svg:desc>
                </draw:g>
              </table:table-cell>
              <table:table-cell office:value-type="float" office:value="6">
                <text:p>6</text:p>
                <draw:g>
                  <svg:desc>Arkusz1.E20:Arkusz1.E26</svg:desc>
                </draw:g>
              </table:table-cell>
              <table:table-cell office:value-type="float" office:value="0.00369">
                <text:p>0.00369</text:p>
                <draw:g>
                  <svg:desc>Arkusz1.G20:Arkusz1.G26</svg:desc>
                </draw:g>
              </table:table-cell>
              <table:table-cell office:value-type="float" office:value="6">
                <text:p>6</text:p>
                <draw:g>
                  <svg:desc>Arkusz1.E20:Arkusz1.E29</svg:desc>
                </draw:g>
              </table:table-cell>
              <table:table-cell office:value-type="float" office:value="0.00025">
                <text:p>0.00025</text:p>
                <draw:g>
                  <svg:desc>Arkusz1.H8:Arkusz1.H15</svg:desc>
                </draw:g>
              </table:table-cell>
              <table:table-cell office:value-type="float" office:value="6">
                <text:p>6</text:p>
                <draw:g>
                  <svg:desc>Arkusz1.E20:Arkusz1.E29</svg:desc>
                </draw:g>
              </table:table-cell>
              <table:table-cell office:value-type="float" office:value="0.00085">
                <text:p>0.00085</text:p>
                <draw:g>
                  <svg:desc>Arkusz1.M20:Arkusz1.M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0.0897">
                <text:p>0.0897</text:p>
              </table:table-cell>
              <table:table-cell office:value-type="float" office:value="8">
                <text:p>8</text:p>
              </table:table-cell>
              <table:table-cell office:value-type="float" office:value="0.00088">
                <text:p>0.00088</text:p>
              </table:table-cell>
              <table:table-cell office:value-type="float" office:value="8">
                <text:p>8</text:p>
              </table:table-cell>
              <table:table-cell office:value-type="float" office:value="0.02309">
                <text:p>0.02309</text:p>
              </table:table-cell>
              <table:table-cell office:value-type="float" office:value="7">
                <text:p>7</text:p>
              </table:table-cell>
              <table:table-cell office:value-type="float" office:value="0.02583">
                <text:p>0.02583</text:p>
              </table:table-cell>
              <table:table-cell office:value-type="float" office:value="7">
                <text:p>7</text:p>
              </table:table-cell>
              <table:table-cell office:value-type="float" office:value="0.00012">
                <text:p>0.00012</text:p>
              </table:table-cell>
              <table:table-cell office:value-type="float" office:value="7">
                <text:p>7</text:p>
              </table:table-cell>
              <table:table-cell office:value-type="float" office:value="0.0015045">
                <text:p>0.00150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.40684">
                <text:p>2.40684</text:p>
              </table:table-cell>
              <table:table-cell office:value-type="float" office:value="10">
                <text:p>10</text:p>
              </table:table-cell>
              <table:table-cell office:value-type="float" office:value="0.0996">
                <text:p>0.0996</text:p>
              </table:table-cell>
              <table:table-cell office:value-type="float" office:value="10">
                <text:p>10</text:p>
              </table:table-cell>
              <table:table-cell office:value-type="float" office:value="0.07665">
                <text:p>0.07665</text:p>
              </table:table-cell>
              <table:table-cell office:value-type="float" office:value="8">
                <text:p>8</text:p>
              </table:table-cell>
              <table:table-cell office:value-type="float" office:value="0.20664">
                <text:p>0.20664</text:p>
              </table:table-cell>
              <table:table-cell office:value-type="float" office:value="8">
                <text:p>8</text:p>
              </table:table-cell>
              <table:table-cell office:value-type="float" office:value="0.00014">
                <text:p>0.00014</text:p>
              </table:table-cell>
              <table:table-cell office:value-type="float" office:value="8">
                <text:p>8</text:p>
              </table:table-cell>
              <table:table-cell office:value-type="float" office:value="0.00272">
                <text:p>0.002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26.44567">
                <text:p>26.44567</text:p>
              </table:table-cell>
              <table:table-cell office:value-type="float" office:value="11">
                <text:p>11</text:p>
              </table:table-cell>
              <table:table-cell office:value-type="float" office:value="0.3417">
                <text:p>0.3417</text:p>
              </table:table-cell>
              <table:table-cell office:value-type="float" office:value="11">
                <text:p>11</text:p>
              </table:table-cell>
              <table:table-cell office:value-type="float" office:value="0.33129">
                <text:p>0.33129</text:p>
              </table:table-cell>
              <table:table-cell office:value-type="float" office:value="9">
                <text:p>9</text:p>
              </table:table-cell>
              <table:table-cell office:value-type="float" office:value="1.85976">
                <text:p>1.85976</text:p>
              </table:table-cell>
              <table:table-cell office:value-type="float" office:value="9">
                <text:p>9</text:p>
              </table:table-cell>
              <table:table-cell office:value-type="float" office:value="0.00025">
                <text:p>0.00025</text:p>
              </table:table-cell>
              <table:table-cell office:value-type="float" office:value="9">
                <text:p>9</text:p>
              </table:table-cell>
              <table:table-cell office:value-type="float" office:value="0.0050405">
                <text:p>0.00504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298.28258">
                <text:p>298.28258</text:p>
              </table:table-cell>
              <table:table-cell office:value-type="float" office:value="12">
                <text:p>12</text:p>
              </table:table-cell>
              <table:table-cell office:value-type="float" office:value="1.8648">
                <text:p>1.8648</text:p>
              </table:table-cell>
              <table:table-cell office:value-type="float" office:value="12">
                <text:p>12</text:p>
              </table:table-cell>
              <table:table-cell office:value-type="float" office:value="0.82955">
                <text:p>0.82955</text:p>
              </table:table-cell>
              <table:table-cell office:value-type="float" office:value="10">
                <text:p>10</text:p>
              </table:table-cell>
              <table:table-cell office:value-type="float" office:value="18.5976">
                <text:p>18.5976</text:p>
              </table:table-cell>
              <table:table-cell office:value-type="float" office:value="10">
                <text:p>10</text:p>
              </table:table-cell>
              <table:table-cell office:value-type="float" office:value="0.00027">
                <text:p>0.00027</text:p>
              </table:table-cell>
              <table:table-cell office:value-type="float" office:value="10">
                <text:p>10</text:p>
              </table:table-cell>
              <table:table-cell office:value-type="float" office:value="0.009554">
                <text:p>0.0095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22.4501">
                <text:p>22.4501</text:p>
              </table:table-cell>
              <table:table-cell office:value-type="float" office:value="14">
                <text:p>14</text:p>
              </table:table-cell>
              <table:table-cell office:value-type="float" office:value="19.74535">
                <text:p>19.74535</text:p>
              </table:table-cell>
              <table:table-cell office:value-type="float" office:value="11">
                <text:p>11</text:p>
              </table:table-cell>
              <table:table-cell office:value-type="float" office:value="204.5736">
                <text:p>204.5736</text:p>
              </table:table-cell>
              <table:table-cell office:value-type="float" office:value="11">
                <text:p>11</text:p>
              </table:table-cell>
              <table:table-cell office:value-type="float" office:value="0.00026">
                <text:p>0.00026</text:p>
              </table:table-cell>
              <table:table-cell office:value-type="float" office:value="11">
                <text:p>11</text:p>
              </table:table-cell>
              <table:table-cell office:value-type="float" office:value="0.0184365">
                <text:p>0.01843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62.5262">
                <text:p>62.5262</text:p>
              </table:table-cell>
              <table:table-cell office:value-type="float" office:value="15">
                <text:p>15</text:p>
              </table:table-cell>
              <table:table-cell office:value-type="float" office:value="123.3112">
                <text:p>123.3112</text:p>
              </table:table-cell>
              <table:table-cell office:value-type="float" office:value="12">
                <text:p>12</text:p>
              </table:table-cell>
              <table:table-cell office:value-type="float" office:value="2454.8832">
                <text:p>2454.8832</text:p>
              </table:table-cell>
              <table:table-cell office:value-type="float" office:value="12">
                <text:p>12</text:p>
              </table:table-cell>
              <table:table-cell office:value-type="float" office:value="0.00044">
                <text:p>0.00044</text:p>
              </table:table-cell>
              <table:table-cell office:value-type="float" office:value="12">
                <text:p>12</text:p>
              </table:table-cell>
              <table:table-cell office:value-type="float" office:value="0.03604">
                <text:p>0.036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0.00041">
                <text:p>0.00041</text:p>
              </table:table-cell>
              <table:table-cell office:value-type="float" office:value="13">
                <text:p>13</text:p>
              </table:table-cell>
              <table:table-cell office:value-type="float" office:value="0.0710685">
                <text:p>0.07106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0.14093">
                <text:p>0.1409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0.2804405">
                <text:p>0.280440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997cm" svg:height="8.881cm" xlink:href=".." xlink:type="simple" chart:class="chart:scatter" chart:style-name="ch1">
        <chart:title svg:x="3.491cm" svg:y="0.313cm" chart:style-name="ch2">
          <text:p>Zależność czasu przetwarzania od ilości wierzchołków</text:p>
        </chart:title>
        <chart:legend chart:legend-position="end" svg:x="15.065cm" svg:y="3.892cm" style:legend-expansion="high" chart:style-name="ch3"/>
        <chart:plot-area chart:style-name="ch4" table:cell-range-address="Arkusz1.E20:Arkusz1.E29 Arkusz1.N19:Arkusz1.O19 Arkusz1.O20:Arkusz1.O29 Arkusz1.J8:Arkusz1.J15" chart:data-source-has-labels="row" svg:x="2.088cm" svg:y="1.348cm" svg:width="12.806cm" svg:height="6.453cm">
          <chartooo:coordinate-region svg:x="3cm" svg:y="1.547cm" svg:width="11.707cm" svg:height="5.607cm"/>
          <chart:axis chart:dimension="x" chart:name="primary-x" chart:style-name="ch5">
            <chart:title svg:x="7.084cm" svg:y="7.978cm" chart:style-name="ch6">
              <text:p>Ilość wierzchołków</text:p>
            </chart:title>
          </chart:axis>
          <chart:axis chart:dimension="y" chart:name="primary-y" chart:style-name="ch7">
            <chart:title svg:x="1.169cm" svg:y="6.258cm" chart:style-name="ch8">
              <text:p>Czas przetwarzania [s]</text:p>
            </chart:title>
            <chart:grid chart:style-name="ch9" chart:class="major"/>
          </chart:axis>
          <chart:series chart:style-name="ch10" chart:values-cell-range-address="Arkusz1.O20:Arkusz1.O29" chart:label-cell-address="Arkusz1.N19:Arkusz1.N19" chart:class="chart:scatter">
            <chart:domain table:cell-range-address="Arkusz1.E20:Arkusz1.E29"/>
            <chart:data-point chart:repeated="10"/>
          </chart:series>
          <chart:series chart:style-name="ch11" chart:values-cell-range-address="Arkusz1.J8:Arkusz1.J15" chart:label-cell-address="Arkusz1.O19:Arkusz1.O19" chart:class="chart:scatter">
            <chart:domain table:cell-range-address="Arkusz1.E9:Arkusz1.E15"/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E</text:p>
              </table:table-cell>
              <table:table-cell office:value-type="string">
                <text:p>n</text:p>
                <draw:g>
                  <svg:desc>Arkusz1.N19:Arkusz1.N19</svg:desc>
                </draw:g>
              </table:table-cell>
              <table:table-cell office:value-type="string">
                <text:p>Kolumna E</text:p>
              </table:table-cell>
              <table:table-cell office:value-type="string">
                <text:p>Zachłanna</text:p>
                <draw:g>
                  <svg:desc>Arkusz1.O19:Arkusz1.O1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">
                <text:p>6</text:p>
                <draw:g>
                  <svg:desc>Arkusz1.E20:Arkusz1.E29</svg:desc>
                </draw:g>
              </table:table-cell>
              <table:table-cell office:value-type="float" office:value="0.12">
                <text:p>0.12</text:p>
                <draw:g>
                  <svg:desc>Arkusz1.O20:Arkusz1.O29</svg:desc>
                </draw:g>
              </table:table-cell>
              <table:table-cell office:value-type="float" office:value="6">
                <text:p>6</text:p>
                <draw:g>
                  <svg:desc>Arkusz1.E9:Arkusz1.E15</svg:desc>
                </draw:g>
              </table:table-cell>
              <table:table-cell office:value-type="float" office:value="0.25">
                <text:p>0.25</text:p>
                <draw:g>
                  <svg:desc>Arkusz1.J8:Arkusz1.J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0.14">
                <text:p>0.14</text:p>
              </table:table-cell>
              <table:table-cell office:value-type="float" office:value="8">
                <text:p>8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0.16">
                <text:p>0.16</text:p>
              </table:table-cell>
              <table:table-cell office:value-type="float" office:value="10">
                <text:p>10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0.18">
                <text:p>0.18</text:p>
              </table:table-cell>
              <table:table-cell office:value-type="float" office:value="11">
                <text:p>11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0.2">
                <text:p>0.2</text:p>
              </table:table-cell>
              <table:table-cell office:value-type="float" office:value="12">
                <text:p>12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0.22">
                <text:p>0.22</text:p>
              </table:table-cell>
              <table:table-cell office:value-type="float" office:value="14">
                <text:p>14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0.24">
                <text:p>0.24</text:p>
              </table:table-cell>
              <table:table-cell office:value-type="float" office:value="15">
                <text:p>15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0.26">
                <text:p>0.26</text:p>
              </table:table-cell>
              <table:table-cell office:value-type="float" office:value="NaN">
                <text:p>NaN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0.28">
                <text:p>0.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